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1.1043in"/>
    </style:style>
    <style:style style:name="co13" style:family="table-column">
      <style:table-column-properties fo:break-before="auto" style:column-width="1.0728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2646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2">
            <text:p>5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3">
            <text:p>9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99">
            <text:p>19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071">
            <text:p>507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7225">
            <text:p>72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607">
            <text:p>1160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2">
            <text:p>2020-11-1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17)">
            <text:p>(0.94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6">
            <text:p>1.0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9.5">
            <text:p>79.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51105651105651">
            <text:p>0.065110565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3619617383745">
            <text:p>1.2361961738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9886247019517">
            <text:p>10.9886247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11.5">
            <text:p>111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43333333333333">
            <text:p>0.0743333333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7099653777778">
            <text:p>1.2709965378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9.6672823352349">
            <text:p>9.667282335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74">
            <text:p>1374</text:p>
          </table:table-cell>
          <table:table-cell office:value-type="float" office:value="54.625">
            <text:p>54.625</text:p>
          </table:table-cell>
          <table:table-cell office:value-type="float" office:value="73.375">
            <text:p>73.375</text:p>
          </table:table-cell>
          <table:table-cell office:value-type="float" office:value="145">
            <text:p>145</text:p>
          </table:table-cell>
          <table:table-cell office:value-type="float" office:value="0.156968390804598">
            <text:p>0.1569683908</text:p>
          </table:table-cell>
          <table:table-cell office:value-type="float" office:value="0.116099683544304">
            <text:p>0.1160996835</text:p>
          </table:table-cell>
          <table:table-cell office:value-type="float" office:value="0.105531295487627">
            <text:p>0.1055312955</text:p>
          </table:table-cell>
          <table:table-cell office:value-type="float" office:value="1.59768195621119">
            <text:p>1.5976819562</text:p>
          </table:table-cell>
          <table:table-cell office:value-type="float" office:value="1.43276799998247">
            <text:p>1.432768</text:p>
          </table:table-cell>
          <table:table-cell office:value-type="float" office:value="1.3911877686882">
            <text:p>1.3911877687</text:p>
          </table:table-cell>
          <table:table-cell office:value-type="float" office:value="4.75399390022151">
            <text:p>4.7539939002</text:p>
          </table:table-cell>
          <table:table-cell office:value-type="float" office:value="6.31050647440692">
            <text:p>6.3105064744</text:p>
          </table:table-cell>
          <table:table-cell office:value-type="float" office:value="6.90894657995153">
            <text:p>6.9089465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83">
            <text:p>1783</text:p>
          </table:table-cell>
          <table:table-cell office:value-type="float" office:value="13.75">
            <text:p>13.75</text:p>
          </table:table-cell>
          <table:table-cell office:value-type="float" office:value="93.75">
            <text:p>93.75</text:p>
          </table:table-cell>
          <table:table-cell office:value-type="float" office:value="302">
            <text:p>302</text:p>
          </table:table-cell>
          <table:table-cell office:value-type="float" office:value="0.0376712328767123">
            <text:p>0.0376712329</text:p>
          </table:table-cell>
          <table:table-cell office:value-type="float" office:value="0.119884910485933">
            <text:p>0.1198849105</text:p>
          </table:table-cell>
          <table:table-cell office:value-type="float" office:value="0.169377453729669">
            <text:p>0.1693774537</text:p>
          </table:table-cell>
          <table:table-cell office:value-type="float" office:value="1.13463079376994">
            <text:p>1.1346307938</text:p>
          </table:table-cell>
          <table:table-cell office:value-type="float" office:value="1.44776707455472">
            <text:p>1.4477670746</text:p>
          </table:table-cell>
          <table:table-cell office:value-type="float" office:value="1.64905098284446">
            <text:p>1.6490509828</text:p>
          </table:table-cell>
          <table:table-cell office:value-type="float" office:value="18.7443446228369">
            <text:p>18.7443446228</text:p>
          </table:table-cell>
          <table:table-cell office:value-type="float" office:value="6.12180648370614">
            <text:p>6.1218064837</text:p>
          </table:table-cell>
          <table:table-cell office:value-type="float" office:value="4.42986171950909">
            <text:p>4.429861719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48">
            <text:p>1948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55.75">
            <text:p>155.7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99537987679671">
            <text:p>0.0799537988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9236781116525">
            <text:p>1.292367811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01147749340895">
            <text:p>9.011477493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90">
            <text:p>1890</text:p>
          </table:table-cell>
          <table:table-cell office:value-type="float" office:value="60.75">
            <text:p>60.75</text:p>
          </table:table-cell>
          <table:table-cell office:value-type="float" office:value="64.25">
            <text:p>64.25</text:p>
          </table:table-cell>
          <table:table-cell office:value-type="float" office:value="58.375">
            <text:p>58.375</text:p>
          </table:table-cell>
          <table:table-cell office:value-type="float" office:value="0.185213414634146">
            <text:p>0.1852134146</text:p>
          </table:table-cell>
          <table:table-cell office:value-type="float" office:value="0.0712305986696231">
            <text:p>0.0712305987</text:p>
          </table:table-cell>
          <table:table-cell office:value-type="float" office:value="0.0308862433862434">
            <text:p>0.0308862434</text:p>
          </table:table-cell>
          <table:table-cell office:value-type="float" office:value="1.71548280878197">
            <text:p>1.7154828088</text:p>
          </table:table-cell>
          <table:table-cell office:value-type="float" office:value="1.25925173978987">
            <text:p>1.2592517398</text:p>
          </table:table-cell>
          <table:table-cell office:value-type="float" office:value="1.10997161351166">
            <text:p>1.1099716135</text:p>
          </table:table-cell>
          <table:table-cell office:value-type="float" office:value="4.07918746488864">
            <text:p>4.0791874649</text:p>
          </table:table-cell>
          <table:table-cell office:value-type="float" office:value="10.0736306285791">
            <text:p>10.0736306286</text:p>
          </table:table-cell>
          <table:table-cell office:value-type="float" office:value="22.7867552488958">
            <text:p>22.786755248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96">
            <text:p>996</text:p>
          </table:table-cell>
          <table:table-cell office:value-type="float" office:value="2230">
            <text:p>2230</text:p>
          </table:table-cell>
          <table:table-cell office:value-type="float" office:value="72.875">
            <text:p>72.875</text:p>
          </table:table-cell>
          <table:table-cell office:value-type="float" office:value="175.5">
            <text:p>175.5</text:p>
          </table:table-cell>
          <table:table-cell office:value-type="float" office:value="78.875">
            <text:p>78.875</text:p>
          </table:table-cell>
          <table:table-cell office:value-type="float" office:value="0.202430555555556">
            <text:p>0.2024305556</text:p>
          </table:table-cell>
          <table:table-cell office:value-type="float" office:value="0.176204819277108">
            <text:p>0.1762048193</text:p>
          </table:table-cell>
          <table:table-cell office:value-type="float" office:value="0.0353699551569507">
            <text:p>0.0353699552</text:p>
          </table:table-cell>
          <table:table-cell office:value-type="float" office:value="1.78882407889661">
            <text:p>1.7888240789</text:p>
          </table:table-cell>
          <table:table-cell office:value-type="float" office:value="1.67757121860938">
            <text:p>1.6775712186</text:p>
          </table:table-cell>
          <table:table-cell office:value-type="float" office:value="1.12624686915582">
            <text:p>1.1262468692</text:p>
          </table:table-cell>
          <table:table-cell office:value-type="float" office:value="3.76005472661141">
            <text:p>3.7600547266</text:p>
          </table:table-cell>
          <table:table-cell office:value-type="float" office:value="4.27096164966147">
            <text:p>4.2709616497</text:p>
          </table:table-cell>
          <table:table-cell office:value-type="float" office:value="19.9416272163642">
            <text:p>19.941627216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1">
            <text:p>1181</text:p>
          </table:table-cell>
          <table:table-cell office:value-type="float" office:value="3013">
            <text:p>3013</text:p>
          </table:table-cell>
          <table:table-cell office:value-type="float" office:value="93.375">
            <text:p>93.375</text:p>
          </table:table-cell>
          <table:table-cell office:value-type="float" office:value="-5.75">
            <text:p>-5.75</text:p>
          </table:table-cell>
          <table:table-cell office:value-type="float" office:value="40.125">
            <text:p>40.125</text:p>
          </table:table-cell>
          <table:table-cell office:value-type="float" office:value="0.251008064516129">
            <text:p>0.2510080645</text:p>
          </table:table-cell>
          <table:table-cell office:value-type="float" office:value="-0.00486875529212532">
            <text:p>-0.0048687553</text:p>
          </table:table-cell>
          <table:table-cell office:value-type="float" office:value="0.0133172917358115">
            <text:p>0.0133172917</text:p>
          </table:table-cell>
          <table:table-cell office:value-type="float" office:value="2.00201812077263">
            <text:p>2.0020181208</text:p>
          </table:table-cell>
          <table:table-cell office:value-type="float" office:value="0.983005817842627">
            <text:p>0.9830058178</text:p>
          </table:table-cell>
          <table:table-cell office:value-type="float" office:value="1.04695812758333">
            <text:p>1.0469581276</text:p>
          </table:table-cell>
          <table:table-cell office:value-type="float" office:value="3.09510237745631">
            <text:p>3.09510237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74">
            <text:p>1174</text:p>
          </table:table-cell>
          <table:table-cell office:value-type="float" office:value="2632">
            <text:p>2632</text:p>
          </table:table-cell>
          <table:table-cell office:value-type="float" office:value="52">
            <text:p>52</text:p>
          </table:table-cell>
          <table:table-cell office:value-type="float" office:value="132.75">
            <text:p>132.75</text:p>
          </table:table-cell>
          <table:table-cell office:value-type="float" office:value="194.75">
            <text:p>194.75</text:p>
          </table:table-cell>
          <table:table-cell office:value-type="float" office:value="0.0896551724137931">
            <text:p>0.0896551724</text:p>
          </table:table-cell>
          <table:table-cell office:value-type="float" office:value="0.113074957410562">
            <text:p>0.1130749574</text:p>
          </table:table-cell>
          <table:table-cell office:value-type="float" office:value="0.0739931610942249">
            <text:p>0.0739931611</text:p>
          </table:table-cell>
          <table:table-cell office:value-type="float" office:value="1.32954768133175">
            <text:p>1.3295476813</text:p>
          </table:table-cell>
          <table:table-cell office:value-type="float" office:value="1.42082280508403">
            <text:p>1.4208228051</text:p>
          </table:table-cell>
          <table:table-cell office:value-type="float" office:value="1.26970704009167">
            <text:p>1.2697070401</text:p>
          </table:table-cell>
          <table:table-cell office:value-type="float" office:value="8.07287167086143">
            <text:p>8.0728716709</text:p>
          </table:table-cell>
          <table:table-cell office:value-type="float" office:value="6.47036649450889">
            <text:p>6.4703664945</text:p>
          </table:table-cell>
          <table:table-cell office:value-type="float" office:value="9.71017019428823">
            <text:p>9.710170194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28">
            <text:p>1228</text:p>
          </table:table-cell>
          <table:table-cell office:value-type="float" office:value="2676">
            <text:p>2676</text:p>
          </table:table-cell>
          <table:table-cell office:value-type="float" office:value="72.375">
            <text:p>72.375</text:p>
          </table:table-cell>
          <table:table-cell office:value-type="float" office:value="138.5">
            <text:p>138.5</text:p>
          </table:table-cell>
          <table:table-cell office:value-type="float" office:value="120.75">
            <text:p>120.75</text:p>
          </table:table-cell>
          <table:table-cell office:value-type="float" office:value="0.106121700879765">
            <text:p>0.1061217009</text:p>
          </table:table-cell>
          <table:table-cell office:value-type="float" office:value="0.112785016286645">
            <text:p>0.1127850163</text:p>
          </table:table-cell>
          <table:table-cell office:value-type="float" office:value="0.0451233183856502">
            <text:p>0.0451233184</text:p>
          </table:table-cell>
          <table:table-cell office:value-type="float" office:value="1.3934991112585">
            <text:p>1.3934991113</text:p>
          </table:table-cell>
          <table:table-cell office:value-type="float" office:value="1.41967965840486">
            <text:p>1.4196796584</text:p>
          </table:table-cell>
          <table:table-cell office:value-type="float" office:value="1.16192239751956">
            <text:p>1.1619223975</text:p>
          </table:table-cell>
          <table:table-cell office:value-type="float" office:value="6.87237392503818">
            <text:p>6.872373925</text:p>
          </table:table-cell>
          <table:table-cell office:value-type="float" office:value="6.48614012717752">
            <text:p>6.4861401272</text:p>
          </table:table-cell>
          <table:table-cell office:value-type="float" office:value="15.7051991261153">
            <text:p>15.705199126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46">
            <text:p>1346</text:p>
          </table:table-cell>
          <table:table-cell office:value-type="float" office:value="3071">
            <text:p>3071</text:p>
          </table:table-cell>
          <table:table-cell office:value-type="float" office:value="21">
            <text:p>21</text:p>
          </table:table-cell>
          <table:table-cell office:value-type="float" office:value="39.25">
            <text:p>39.25</text:p>
          </table:table-cell>
          <table:table-cell office:value-type="float" office:value="130">
            <text:p>130</text:p>
          </table:table-cell>
          <table:table-cell office:value-type="float" office:value="0.0298295454545455">
            <text:p>0.0298295455</text:p>
          </table:table-cell>
          <table:table-cell office:value-type="float" office:value="0.0291604754829123">
            <text:p>0.0291604755</text:p>
          </table:table-cell>
          <table:table-cell office:value-type="float" office:value="0.0423314881146206">
            <text:p>0.0423314881</text:p>
          </table:table-cell>
          <table:table-cell office:value-type="float" office:value="1.10614742058368">
            <text:p>1.1061474206</text:p>
          </table:table-cell>
          <table:table-cell office:value-type="float" office:value="1.10372831751776">
            <text:p>1.1037283175</text:p>
          </table:table-cell>
          <table:table-cell office:value-type="float" office:value="1.15167243997773">
            <text:p>1.15167244</text:p>
          </table:table-cell>
          <table:table-cell office:value-type="float" office:value="23.5818098442745">
            <text:p>23.5818098443</text:p>
          </table:table-cell>
          <table:table-cell office:value-type="float" office:value="24.115005177386">
            <text:p>24.1150051774</text:p>
          </table:table-cell>
          <table:table-cell office:value-type="float" office:value="16.7184479996308">
            <text:p>16.718447999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94">
            <text:p>794</text:p>
          </table:table-cell>
          <table:table-cell office:value-type="float" office:value="1583">
            <text:p>1583</text:p>
          </table:table-cell>
          <table:table-cell office:value-type="float" office:value="3594">
            <text:p>3594</text:p>
          </table:table-cell>
          <table:table-cell office:value-type="float" office:value="39">
            <text:p>39</text:p>
          </table:table-cell>
          <table:table-cell office:value-type="float" office:value="146.25">
            <text:p>146.25</text:p>
          </table:table-cell>
          <table:table-cell office:value-type="float" office:value="71">
            <text:p>71</text:p>
          </table:table-cell>
          <table:table-cell office:value-type="float" office:value="0.0491183879093199">
            <text:p>0.0491183879</text:p>
          </table:table-cell>
          <table:table-cell office:value-type="float" office:value="0.0923878711307644">
            <text:p>0.0923878711</text:p>
          </table:table-cell>
          <table:table-cell office:value-type="float" office:value="0.0197551474680022">
            <text:p>0.0197551475</text:p>
          </table:table-cell>
          <table:table-cell office:value-type="float" office:value="1.17664308510301">
            <text:p>1.1766430851</text:p>
          </table:table-cell>
          <table:table-cell office:value-type="float" office:value="1.34008716567254">
            <text:p>1.3400871657</text:p>
          </table:table-cell>
          <table:table-cell office:value-type="float" office:value="1.06990793720691">
            <text:p>1.0699079372</text:p>
          </table:table-cell>
          <table:table-cell office:value-type="float" office:value="14.4555696613664">
            <text:p>14.4555696614</text:p>
          </table:table-cell>
          <table:table-cell office:value-type="float" office:value="7.8440477213824">
            <text:p>7.84404772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86">
            <text:p>1786</text:p>
          </table:table-cell>
          <table:table-cell office:value-type="float" office:value="3833">
            <text:p>3833</text:p>
          </table:table-cell>
          <table:table-cell office:value-type="float" office:value="75.75">
            <text:p>75.75</text:p>
          </table:table-cell>
          <table:table-cell office:value-type="float" office:value="96.875">
            <text:p>96.875</text:p>
          </table:table-cell>
          <table:table-cell office:value-type="float" office:value="204.75">
            <text:p>204.75</text:p>
          </table:table-cell>
          <table:table-cell office:value-type="float" office:value="0.0899643705463183">
            <text:p>0.0899643705</text:p>
          </table:table-cell>
          <table:table-cell office:value-type="float" office:value="0.0542413213885778">
            <text:p>0.0542413214</text:p>
          </table:table-cell>
          <table:table-cell office:value-type="float" office:value="0.0534176884946517">
            <text:p>0.0534176885</text:p>
          </table:table-cell>
          <table:table-cell office:value-type="float" office:value="1.33073872932899">
            <text:p>1.3307387293</text:p>
          </table:table-cell>
          <table:table-cell office:value-type="float" office:value="1.19561118191414">
            <text:p>1.1956111819</text:p>
          </table:table-cell>
          <table:table-cell office:value-type="float" office:value="1.19255467064174">
            <text:p>1.1925546706</text:p>
          </table:table-cell>
          <table:table-cell office:value-type="float" office:value="8.0462837669802">
            <text:p>8.046283767</text:p>
          </table:table-cell>
          <table:table-cell office:value-type="float" office:value="13.1224735086566">
            <text:p>13.1224735087</text:p>
          </table:table-cell>
          <table:table-cell office:value-type="float" office:value="13.3195538349051">
            <text:p>13.319553834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70">
            <text:p>770</text:p>
          </table:table-cell>
          <table:table-cell office:value-type="float" office:value="1668">
            <text:p>1668</text:p>
          </table:table-cell>
          <table:table-cell office:value-type="float" office:value="3960">
            <text:p>3960</text:p>
          </table:table-cell>
          <table:table-cell office:value-type="float" office:value="26.375">
            <text:p>26.375</text:p>
          </table:table-cell>
          <table:table-cell office:value-type="float" office:value="114.375">
            <text:p>114.375</text:p>
          </table:table-cell>
          <table:table-cell office:value-type="float" office:value="73.375">
            <text:p>73.375</text:p>
          </table:table-cell>
          <table:table-cell office:value-type="float" office:value="0.0342532467532468">
            <text:p>0.0342532468</text:p>
          </table:table-cell>
          <table:table-cell office:value-type="float" office:value="0.0685701438848921">
            <text:p>0.0685701439</text:p>
          </table:table-cell>
          <table:table-cell office:value-type="float" office:value="0.0185290404040404">
            <text:p>0.0185290404</text:p>
          </table:table-cell>
          <table:table-cell office:value-type="float" office:value="1.12218600206612">
            <text:p>1.1221860021</text:p>
          </table:table-cell>
          <table:table-cell office:value-type="float" office:value="1.24921115827662">
            <text:p>1.2492111583</text:p>
          </table:table-cell>
          <table:table-cell office:value-type="float" office:value="1.0655245590772">
            <text:p>1.0655245591</text:p>
          </table:table-cell>
          <table:table-cell office:value-type="float" office:value="20.5805838163643">
            <text:p>20.5805838164</text:p>
          </table:table-cell>
          <table:table-cell office:value-type="float" office:value="10.4513287620943">
            <text:p>10.4513287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74">
            <text:p>874</text:p>
          </table:table-cell>
          <table:table-cell office:value-type="float" office:value="1855">
            <text:p>1855</text:p>
          </table:table-cell>
          <table:table-cell office:value-type="float" office:value="4649">
            <text:p>4649</text:p>
          </table:table-cell>
          <table:table-cell office:value-type="float" office:value="36.625">
            <text:p>36.625</text:p>
          </table:table-cell>
          <table:table-cell office:value-type="float" office:value="130.75">
            <text:p>130.75</text:p>
          </table:table-cell>
          <table:table-cell office:value-type="float" office:value="32.5">
            <text:p>32.5</text:p>
          </table:table-cell>
          <table:table-cell office:value-type="float" office:value="0.0419050343249428">
            <text:p>0.0419050343</text:p>
          </table:table-cell>
          <table:table-cell office:value-type="float" office:value="0.0704851752021563">
            <text:p>0.0704851752</text:p>
          </table:table-cell>
          <table:table-cell office:value-type="float" office:value="0.00699075069907507">
            <text:p>0.0069907507</text:p>
          </table:table-cell>
          <table:table-cell office:value-type="float" office:value="1.15010944266478">
            <text:p>1.1501094427</text:p>
          </table:table-cell>
          <table:table-cell office:value-type="float" office:value="1.25643570665717">
            <text:p>1.2564357067</text:p>
          </table:table-cell>
          <table:table-cell office:value-type="float" office:value="1.02456341381362">
            <text:p>1.0245634138</text:p>
          </table:table-cell>
          <table:table-cell office:value-type="float" office:value="16.8851072016071">
            <text:p>16.8851072016</text:p>
          </table:table-cell>
          <table:table-cell office:value-type="float" office:value="10.1765823832987">
            <text:p>10.1765823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66">
            <text:p>1066</text:p>
          </table:table-cell>
          <table:table-cell office:value-type="float" office:value="1995">
            <text:p>1995</text:p>
          </table:table-cell>
          <table:table-cell office:value-type="float" office:value="3995">
            <text:p>3995</text:p>
          </table:table-cell>
          <table:table-cell office:value-type="float" office:value="20.75">
            <text:p>20.75</text:p>
          </table:table-cell>
          <table:table-cell office:value-type="float" office:value="112.125">
            <text:p>112.125</text:p>
          </table:table-cell>
          <table:table-cell office:value-type="float" office:value="268.625">
            <text:p>268.625</text:p>
          </table:table-cell>
          <table:table-cell office:value-type="float" office:value="0.0194652908067542">
            <text:p>0.0194652908</text:p>
          </table:table-cell>
          <table:table-cell office:value-type="float" office:value="0.056203007518797">
            <text:p>0.0562030075</text:p>
          </table:table-cell>
          <table:table-cell office:value-type="float" office:value="0.0672403003754693">
            <text:p>0.0672403004</text:p>
          </table:table-cell>
          <table:table-cell office:value-type="float" office:value="1.06887115701418">
            <text:p>1.068871157</text:p>
          </table:table-cell>
          <table:table-cell office:value-type="float" office:value="1.20290173130194">
            <text:p>1.2029017313</text:p>
          </table:table-cell>
          <table:table-cell office:value-type="float" office:value="1.24420271698353">
            <text:p>1.244202717</text:p>
          </table:table-cell>
          <table:table-cell office:value-type="float" office:value="0">
            <text:p>0</text:p>
          </table:table-cell>
          <table:table-cell office:value-type="float" office:value="12.6763350177758">
            <text:p>12.6763350178</text:p>
          </table:table-cell>
          <table:table-cell office:value-type="float" office:value="10.6513230017286">
            <text:p>10.651323001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55">
            <text:p>1055</text:p>
          </table:table-cell>
          <table:table-cell office:value-type="float" office:value="2242">
            <text:p>2242</text:p>
          </table:table-cell>
          <table:table-cell office:value-type="float" office:value="5049">
            <text:p>5049</text:p>
          </table:table-cell>
          <table:table-cell office:value-type="float" office:value="49.5">
            <text:p>49.5</text:p>
          </table:table-cell>
          <table:table-cell office:value-type="float" office:value="98.75">
            <text:p>98.75</text:p>
          </table:table-cell>
          <table:table-cell office:value-type="float" office:value="229.375">
            <text:p>229.375</text:p>
          </table:table-cell>
          <table:table-cell office:value-type="float" office:value="0.0469194312796209">
            <text:p>0.0469194313</text:p>
          </table:table-cell>
          <table:table-cell office:value-type="float" office:value="0.0440454950936664">
            <text:p>0.0440454951</text:p>
          </table:table-cell>
          <table:table-cell office:value-type="float" office:value="0.0454297880768469">
            <text:p>0.0454297881</text:p>
          </table:table-cell>
          <table:table-cell office:value-type="float" office:value="1.16853281822061">
            <text:p>1.1685328182</text:p>
          </table:table-cell>
          <table:table-cell office:value-type="float" office:value="1.1579616438784">
            <text:p>1.1579616439</text:p>
          </table:table-cell>
          <table:table-cell office:value-type="float" office:value="1.16304943493259">
            <text:p>1.1630494349</text:p>
          </table:table-cell>
          <table:table-cell office:value-type="float" office:value="15.1170620476348">
            <text:p>15.1170620476</text:p>
          </table:table-cell>
          <table:table-cell office:value-type="float" office:value="16.0811571398305">
            <text:p>16.0811571398</text:p>
          </table:table-cell>
          <table:table-cell office:value-type="float" office:value="15.6015555918391">
            <text:p>15.601555591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22">
            <text:p>1122</text:p>
          </table:table-cell>
          <table:table-cell office:value-type="float" office:value="2112">
            <text:p>2112</text:p>
          </table:table-cell>
          <table:table-cell office:value-type="float" office:value="3542">
            <text:p>3542</text:p>
          </table:table-cell>
          <table:table-cell office:value-type="float" office:value="67">
            <text:p>67</text:p>
          </table:table-cell>
          <table:table-cell office:value-type="float" office:value="149.125">
            <text:p>149.125</text:p>
          </table:table-cell>
          <table:table-cell office:value-type="float" office:value="249.625">
            <text:p>249.625</text:p>
          </table:table-cell>
          <table:table-cell office:value-type="float" office:value="0.0597147950089127">
            <text:p>0.059714795</text:p>
          </table:table-cell>
          <table:table-cell office:value-type="float" office:value="0.070608428030303">
            <text:p>0.070608428</text:p>
          </table:table-cell>
          <table:table-cell office:value-type="float" office:value="0.0704757199322417">
            <text:p>0.0704757199</text:p>
          </table:table-cell>
          <table:table-cell office:value-type="float" office:value="1.21599086174739">
            <text:p>1.2159908617</text:p>
          </table:table-cell>
          <table:table-cell office:value-type="float" office:value="1.25690117631953">
            <text:p>1.2569011763</text:p>
          </table:table-cell>
          <table:table-cell office:value-type="float" office:value="1.25640000087878">
            <text:p>1.2564000009</text:p>
          </table:table-cell>
          <table:table-cell office:value-type="float" office:value="11.9508524819676">
            <text:p>11.950852482</text:p>
          </table:table-cell>
          <table:table-cell office:value-type="float" office:value="10.1594097773287">
            <text:p>10.1594097773</text:p>
          </table:table-cell>
          <table:table-cell office:value-type="float" office:value="10.1779022496554">
            <text:p>10.177902249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80">
            <text:p>1180</text:p>
          </table:table-cell>
          <table:table-cell office:value-type="float" office:value="2286">
            <text:p>2286</text:p>
          </table:table-cell>
          <table:table-cell office:value-type="float" office:value="4034">
            <text:p>4034</text:p>
          </table:table-cell>
          <table:table-cell office:value-type="float" office:value="55.25">
            <text:p>55.25</text:p>
          </table:table-cell>
          <table:table-cell office:value-type="float" office:value="171.375">
            <text:p>171.375</text:p>
          </table:table-cell>
          <table:table-cell office:value-type="float" office:value="256.125">
            <text:p>256.125</text:p>
          </table:table-cell>
          <table:table-cell office:value-type="float" office:value="0.0468220338983051">
            <text:p>0.0468220339</text:p>
          </table:table-cell>
          <table:table-cell office:value-type="float" office:value="0.0749671916010499">
            <text:p>0.0749671916</text:p>
          </table:table-cell>
          <table:table-cell office:value-type="float" office:value="0.0634915716410511">
            <text:p>0.0634915716</text:p>
          </table:table-cell>
          <table:table-cell office:value-type="float" office:value="1.16817403224648">
            <text:p>1.1681740322</text:p>
          </table:table-cell>
          <table:table-cell office:value-type="float" office:value="1.27340052704411">
            <text:p>1.273400527</text:p>
          </table:table-cell>
          <table:table-cell office:value-type="float" office:value="1.2301216128958">
            <text:p>1.2301216129</text:p>
          </table:table-cell>
          <table:table-cell office:value-type="float" office:value="15.1477979281944">
            <text:p>15.1477979282</text:p>
          </table:table-cell>
          <table:table-cell office:value-type="float" office:value="9.5884053415639">
            <text:p>9.5884053416</text:p>
          </table:table-cell>
          <table:table-cell office:value-type="float" office:value="11.2601707834213">
            <text:p>11.26017078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408">
            <text:p>1408</text:p>
          </table:table-cell>
          <table:table-cell office:value-type="float" office:value="2642">
            <text:p>2642</text:p>
          </table:table-cell>
          <table:table-cell office:value-type="float" office:value="5641">
            <text:p>5641</text:p>
          </table:table-cell>
          <table:table-cell office:value-type="float" office:value="105.5">
            <text:p>105.5</text:p>
          </table:table-cell>
          <table:table-cell office:value-type="float" office:value="92.375">
            <text:p>92.375</text:p>
          </table:table-cell>
          <table:table-cell office:value-type="float" office:value="274">
            <text:p>274</text:p>
          </table:table-cell>
          <table:table-cell office:value-type="float" office:value="0.0749289772727273">
            <text:p>0.0749289773</text:p>
          </table:table-cell>
          <table:table-cell office:value-type="float" office:value="0.0349640423921272">
            <text:p>0.0349640424</text:p>
          </table:table-cell>
          <table:table-cell office:value-type="float" office:value="0.0485729480588548">
            <text:p>0.0485729481</text:p>
          </table:table-cell>
          <table:table-cell office:value-type="float" office:value="1.27325554965941">
            <text:p>1.2732555497</text:p>
          </table:table-cell>
          <table:table-cell office:value-type="float" office:value="1.12477021752283">
            <text:p>1.1247702175</text:p>
          </table:table-cell>
          <table:table-cell office:value-type="float" office:value="1.17462960752092">
            <text:p>1.1746296075</text:p>
          </table:table-cell>
          <table:table-cell office:value-type="float" office:value="9.59312292591509">
            <text:p>9.5931229259</text:p>
          </table:table-cell>
          <table:table-cell office:value-type="float" office:value="20.169160667562">
            <text:p>20.1691606676</text:p>
          </table:table-cell>
          <table:table-cell office:value-type="float" office:value="14.6140648436563">
            <text:p>14.614064843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38">
            <text:p>1538</text:p>
          </table:table-cell>
          <table:table-cell office:value-type="float" office:value="2811">
            <text:p>2811</text:p>
          </table:table-cell>
          <table:table-cell office:value-type="float" office:value="4911">
            <text:p>4911</text:p>
          </table:table-cell>
          <table:table-cell office:value-type="float" office:value="151.875">
            <text:p>151.875</text:p>
          </table:table-cell>
          <table:table-cell office:value-type="float" office:value="79.625">
            <text:p>79.625</text:p>
          </table:table-cell>
          <table:table-cell office:value-type="float" office:value="223.625">
            <text:p>223.625</text:p>
          </table:table-cell>
          <table:table-cell office:value-type="float" office:value="0.0987483745123537">
            <text:p>0.0987483745</text:p>
          </table:table-cell>
          <table:table-cell office:value-type="float" office:value="0.0283262184276058">
            <text:p>0.0283262184</text:p>
          </table:table-cell>
          <table:table-cell office:value-type="float" office:value="0.0455355324781104">
            <text:p>0.0455355325</text:p>
          </table:table-cell>
          <table:table-cell office:value-type="float" office:value="1.36473174407215">
            <text:p>1.3647317441</text:p>
          </table:table-cell>
          <table:table-cell office:value-type="float" office:value="1.10071441881142">
            <text:p>1.1007144188</text:p>
          </table:table-cell>
          <table:table-cell office:value-type="float" office:value="1.16343839372079">
            <text:p>1.1634383937</text:p>
          </table:table-cell>
          <table:table-cell office:value-type="float" office:value="7.3604623215742">
            <text:p>7.3604623216</text:p>
          </table:table-cell>
          <table:table-cell office:value-type="float" office:value="24.8151231154251">
            <text:p>24.8151231154</text:p>
          </table:table-cell>
          <table:table-cell office:value-type="float" office:value="15.5661180726951">
            <text:p>15.566118072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44">
            <text:p>1644</text:p>
          </table:table-cell>
          <table:table-cell office:value-type="float" office:value="2827">
            <text:p>2827</text:p>
          </table:table-cell>
          <table:table-cell office:value-type="float" office:value="5515">
            <text:p>5515</text:p>
          </table:table-cell>
          <table:table-cell office:value-type="float" office:value="72.375">
            <text:p>72.375</text:p>
          </table:table-cell>
          <table:table-cell office:value-type="float" office:value="256.375">
            <text:p>256.375</text:p>
          </table:table-cell>
          <table:table-cell office:value-type="float" office:value="347.125">
            <text:p>347.125</text:p>
          </table:table-cell>
          <table:table-cell office:value-type="float" office:value="0.0440237226277372">
            <text:p>0.0440237226</text:p>
          </table:table-cell>
          <table:table-cell office:value-type="float" office:value="0.0906880084895649">
            <text:p>0.0906880085</text:p>
          </table:table-cell>
          <table:table-cell office:value-type="float" office:value="0.0629419764279238">
            <text:p>0.0629419764</text:p>
          </table:table-cell>
          <table:table-cell office:value-type="float" office:value="1.15788168197893">
            <text:p>1.157881682</text:p>
          </table:table-cell>
          <table:table-cell office:value-type="float" office:value="1.33352768688573">
            <text:p>1.3335276869</text:p>
          </table:table-cell>
          <table:table-cell office:value-type="float" office:value="1.22806183459517">
            <text:p>1.2280618346</text:p>
          </table:table-cell>
          <table:table-cell office:value-type="float" office:value="16.0889413047084">
            <text:p>16.0889413047</text:p>
          </table:table-cell>
          <table:table-cell office:value-type="float" office:value="7.98476650366911">
            <text:p>7.9847665037</text:p>
          </table:table-cell>
          <table:table-cell office:value-type="float" office:value="11.3555267632451">
            <text:p>11.355526763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02">
            <text:p>1802</text:p>
          </table:table-cell>
          <table:table-cell office:value-type="float" office:value="3145">
            <text:p>3145</text:p>
          </table:table-cell>
          <table:table-cell office:value-type="float" office:value="5852">
            <text:p>5852</text:p>
          </table:table-cell>
          <table:table-cell office:value-type="float" office:value="91.125">
            <text:p>91.125</text:p>
          </table:table-cell>
          <table:table-cell office:value-type="float" office:value="140.75">
            <text:p>140.75</text:p>
          </table:table-cell>
          <table:table-cell office:value-type="float" office:value="347.375">
            <text:p>347.375</text:p>
          </table:table-cell>
          <table:table-cell office:value-type="float" office:value="0.0505688124306326">
            <text:p>0.0505688124</text:p>
          </table:table-cell>
          <table:table-cell office:value-type="float" office:value="0.0447535771065183">
            <text:p>0.0447535771</text:p>
          </table:table-cell>
          <table:table-cell office:value-type="float" office:value="0.05936004784689">
            <text:p>0.0593600478</text:p>
          </table:table-cell>
          <table:table-cell office:value-type="float" office:value="1.18200296489688">
            <text:p>1.1820029649</text:p>
          </table:table-cell>
          <table:table-cell office:value-type="float" office:value="1.16056316989392">
            <text:p>1.1605631699</text:p>
          </table:table-cell>
          <table:table-cell office:value-type="float" office:value="1.21466645341367">
            <text:p>1.2146664534</text:p>
          </table:table-cell>
          <table:table-cell office:value-type="float" office:value="14.0507334586531">
            <text:p>14.0507334587</text:p>
          </table:table-cell>
          <table:table-cell office:value-type="float" office:value="15.8321292039693">
            <text:p>15.832129204</text:p>
          </table:table-cell>
          <table:table-cell office:value-type="float" office:value="12.0202412605646">
            <text:p>12.02024126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856">
            <text:p>1856</text:p>
          </table:table-cell>
          <table:table-cell office:value-type="float" office:value="3176">
            <text:p>3176</text:p>
          </table:table-cell>
          <table:table-cell office:value-type="float" office:value="6177">
            <text:p>6177</text:p>
          </table:table-cell>
          <table:table-cell office:value-type="float" office:value="85.625">
            <text:p>85.625</text:p>
          </table:table-cell>
          <table:table-cell office:value-type="float" office:value="222.375">
            <text:p>222.375</text:p>
          </table:table-cell>
          <table:table-cell office:value-type="float" office:value="412.875">
            <text:p>412.875</text:p>
          </table:table-cell>
          <table:table-cell office:value-type="float" office:value="0.0461341594827586">
            <text:p>0.0461341595</text:p>
          </table:table-cell>
          <table:table-cell office:value-type="float" office:value="0.0700173173803526">
            <text:p>0.0700173174</text:p>
          </table:table-cell>
          <table:table-cell office:value-type="float" office:value="0.0668406993686256">
            <text:p>0.0668406994</text:p>
          </table:table-cell>
          <table:table-cell office:value-type="float" office:value="1.16564114510517">
            <text:p>1.1656411451</text:p>
          </table:table-cell>
          <table:table-cell office:value-type="float" office:value="1.25466936330819">
            <text:p>1.2546693633</text:p>
          </table:table-cell>
          <table:table-cell office:value-type="float" office:value="1.24269909881068">
            <text:p>1.2426990988</text:p>
          </table:table-cell>
          <table:table-cell office:value-type="float" office:value="15.3685660792405">
            <text:p>15.3685660792</text:p>
          </table:table-cell>
          <table:table-cell office:value-type="float" office:value="10.2423183297874">
            <text:p>10.2423183298</text:p>
          </table:table-cell>
          <table:table-cell office:value-type="float" office:value="10.7129731014852">
            <text:p>10.71297310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135">
            <text:p>2135</text:p>
          </table:table-cell>
          <table:table-cell office:value-type="float" office:value="3487">
            <text:p>3487</text:p>
          </table:table-cell>
          <table:table-cell office:value-type="float" office:value="5983">
            <text:p>5983</text:p>
          </table:table-cell>
          <table:table-cell office:value-type="float" office:value="68.5">
            <text:p>68.5</text:p>
          </table:table-cell>
          <table:table-cell office:value-type="float" office:value="122.25">
            <text:p>122.25</text:p>
          </table:table-cell>
          <table:table-cell office:value-type="float" office:value="338.625">
            <text:p>338.625</text:p>
          </table:table-cell>
          <table:table-cell office:value-type="float" office:value="0.0320843091334895">
            <text:p>0.0320843091</text:p>
          </table:table-cell>
          <table:table-cell office:value-type="float" office:value="0.035058789790651">
            <text:p>0.0350587898</text:p>
          </table:table-cell>
          <table:table-cell office:value-type="float" office:value="0.0565978606050476">
            <text:p>0.0565978606</text:p>
          </table:table-cell>
          <table:table-cell office:value-type="float" office:value="1.11431271163666">
            <text:p>1.1143127116</text:p>
          </table:table-cell>
          <table:table-cell office:value-type="float" office:value="1.12511483700079">
            <text:p>1.125114837</text:p>
          </table:table-cell>
          <table:table-cell office:value-type="float" office:value="1.2043710150548">
            <text:p>1.2043710151</text:p>
          </table:table-cell>
          <table:table-cell office:value-type="float" office:value="21.9486798397523">
            <text:p>21.9486798398</text:p>
          </table:table-cell>
          <table:table-cell office:value-type="float" office:value="20.1155788977084">
            <text:p>20.1155788977</text:p>
          </table:table-cell>
          <table:table-cell office:value-type="float" office:value="12.5902732280308">
            <text:p>12.59027322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27">
            <text:p>27</text:p>
          </table:table-cell>
          <table:table-cell office:value-type="float" office:value="1792">
            <text:p>1792</text:p>
          </table:table-cell>
          <table:table-cell office:value-type="float" office:value="3440">
            <text:p>3440</text:p>
          </table:table-cell>
          <table:table-cell office:value-type="float" office:value="6130">
            <text:p>6130</text:p>
          </table:table-cell>
          <table:table-cell office:value-type="float" office:value="126.25">
            <text:p>126.25</text:p>
          </table:table-cell>
          <table:table-cell office:value-type="float" office:value="233.75">
            <text:p>233.75</text:p>
          </table:table-cell>
          <table:table-cell office:value-type="float" office:value="602">
            <text:p>602</text:p>
          </table:table-cell>
          <table:table-cell office:value-type="float" office:value="0.0704520089285714">
            <text:p>0.0704520089</text:p>
          </table:table-cell>
          <table:table-cell office:value-type="float" office:value="0.0679505813953488">
            <text:p>0.0679505814</text:p>
          </table:table-cell>
          <table:table-cell office:value-type="float" office:value="0.0982055464926591">
            <text:p>0.0982055465</text:p>
          </table:table-cell>
          <table:table-cell office:value-type="float" office:value="1.25631046295166">
            <text:p>1.256310463</text:p>
          </table:table-cell>
          <table:table-cell office:value-type="float" office:value="1.24687690664717">
            <text:p>1.2468769066</text:p>
          </table:table-cell>
          <table:table-cell office:value-type="float" office:value="1.36262229827367">
            <text:p>1.3626222983</text:p>
          </table:table-cell>
          <table:table-cell office:value-type="float" office:value="10.181213639339">
            <text:p>10.1812136393</text:p>
          </table:table-cell>
          <table:table-cell office:value-type="float" office:value="10.5435307171401">
            <text:p>10.5435307171</text:p>
          </table:table-cell>
          <table:table-cell office:value-type="float" office:value="7.39928996144671">
            <text:p>7.399289961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060">
            <text:p>2060</text:p>
          </table:table-cell>
          <table:table-cell office:value-type="float" office:value="3900">
            <text:p>3900</text:p>
          </table:table-cell>
          <table:table-cell office:value-type="float" office:value="7436">
            <text:p>7436</text:p>
          </table:table-cell>
          <table:table-cell office:value-type="float" office:value="143.375">
            <text:p>143.375</text:p>
          </table:table-cell>
          <table:table-cell office:value-type="float" office:value="277.75">
            <text:p>277.75</text:p>
          </table:table-cell>
          <table:table-cell office:value-type="float" office:value="347.875">
            <text:p>347.875</text:p>
          </table:table-cell>
          <table:table-cell office:value-type="float" office:value="0.0695995145631068">
            <text:p>0.0695995146</text:p>
          </table:table-cell>
          <table:table-cell office:value-type="float" office:value="0.0712179487179487">
            <text:p>0.0712179487</text:p>
          </table:table-cell>
          <table:table-cell office:value-type="float" office:value="0.0467825443786982">
            <text:p>0.0467825444</text:p>
          </table:table-cell>
          <table:table-cell office:value-type="float" office:value="1.25309272212862">
            <text:p>1.2530927221</text:p>
          </table:table-cell>
          <table:table-cell office:value-type="float" office:value="1.25920393310322">
            <text:p>1.2592039331</text:p>
          </table:table-cell>
          <table:table-cell office:value-type="float" office:value="1.16802857398419">
            <text:p>1.168028574</text:p>
          </table:table-cell>
          <table:table-cell office:value-type="float" office:value="10.3017680665556">
            <text:p>10.3017680666</text:p>
          </table:table-cell>
          <table:table-cell office:value-type="float" office:value="10.0753597663016">
            <text:p>10.0753597663</text:p>
          </table:table-cell>
          <table:table-cell office:value-type="float" office:value="15.1602961697636">
            <text:p>15.160296169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2103">
            <text:p>2103</text:p>
          </table:table-cell>
          <table:table-cell office:value-type="float" office:value="3970">
            <text:p>3970</text:p>
          </table:table-cell>
          <table:table-cell office:value-type="float" office:value="7843">
            <text:p>7843</text:p>
          </table:table-cell>
          <table:table-cell office:value-type="float" office:value="104.125">
            <text:p>104.125</text:p>
          </table:table-cell>
          <table:table-cell office:value-type="float" office:value="304.25">
            <text:p>304.25</text:p>
          </table:table-cell>
          <table:table-cell office:value-type="float" office:value="430">
            <text:p>430</text:p>
          </table:table-cell>
          <table:table-cell office:value-type="float" office:value="0.0495126010461246">
            <text:p>0.049512601</text:p>
          </table:table-cell>
          <table:table-cell office:value-type="float" office:value="0.0766372795969773">
            <text:p>0.0766372796</text:p>
          </table:table-cell>
          <table:table-cell office:value-type="float" office:value="0.0548259594542905">
            <text:p>0.0548259595</text:p>
          </table:table-cell>
          <table:table-cell office:value-type="float" office:value="1.17809903907965">
            <text:p>1.1780990391</text:p>
          </table:table-cell>
          <table:table-cell office:value-type="float" office:value="1.27974209293251">
            <text:p>1.2797420929</text:p>
          </table:table-cell>
          <table:table-cell office:value-type="float" office:value="1.19778239431698">
            <text:p>1.1977823943</text:p>
          </table:table-cell>
          <table:table-cell office:value-type="float" office:value="14.3431918501045">
            <text:p>14.3431918501</text:p>
          </table:table-cell>
          <table:table-cell office:value-type="float" office:value="9.38682569616136">
            <text:p>9.3868256962</text:p>
          </table:table-cell>
          <table:table-cell office:value-type="float" office:value="12.9861728097441">
            <text:p>12.986172809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2268">
            <text:p>2268</text:p>
          </table:table-cell>
          <table:table-cell office:value-type="float" office:value="4212">
            <text:p>4212</text:p>
          </table:table-cell>
          <table:table-cell office:value-type="float" office:value="8660">
            <text:p>8660</text:p>
          </table:table-cell>
          <table:table-cell office:value-type="float" office:value="114.625">
            <text:p>114.625</text:p>
          </table:table-cell>
          <table:table-cell office:value-type="float" office:value="204.25">
            <text:p>204.25</text:p>
          </table:table-cell>
          <table:table-cell office:value-type="float" office:value="287.25">
            <text:p>287.25</text:p>
          </table:table-cell>
          <table:table-cell office:value-type="float" office:value="0.0505401234567901">
            <text:p>0.0505401235</text:p>
          </table:table-cell>
          <table:table-cell office:value-type="float" office:value="0.0484924026590693">
            <text:p>0.0484924027</text:p>
          </table:table-cell>
          <table:table-cell office:value-type="float" office:value="0.0331697459584296">
            <text:p>0.033169746</text:p>
          </table:table-cell>
          <table:table-cell office:value-type="float" office:value="1.18189686809366">
            <text:p>1.1818968681</text:p>
          </table:table-cell>
          <table:table-cell office:value-type="float" office:value="1.17433237501342">
            <text:p>1.174332375</text:p>
          </table:table-cell>
          <table:table-cell office:value-type="float" office:value="1.11825056566652">
            <text:p>1.1182505657</text:p>
          </table:table-cell>
          <table:table-cell office:value-type="float" office:value="14.0585157851586">
            <text:p>14.0585157852</text:p>
          </table:table-cell>
          <table:table-cell office:value-type="float" office:value="14.637771992137">
            <text:p>14.6377719921</text:p>
          </table:table-cell>
          <table:table-cell office:value-type="float" office:value="21.2416585843181">
            <text:p>21.241658584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78">
            <text:p>2478</text:p>
          </table:table-cell>
          <table:table-cell office:value-type="float" office:value="4595">
            <text:p>4595</text:p>
          </table:table-cell>
          <table:table-cell office:value-type="float" office:value="9515">
            <text:p>9515</text:p>
          </table:table-cell>
          <table:table-cell office:value-type="float" office:value="161.625">
            <text:p>161.625</text:p>
          </table:table-cell>
          <table:table-cell office:value-type="float" office:value="191.375">
            <text:p>191.375</text:p>
          </table:table-cell>
          <table:table-cell office:value-type="float" office:value="325.625">
            <text:p>325.625</text:p>
          </table:table-cell>
          <table:table-cell office:value-type="float" office:value="0.0652239709443099">
            <text:p>0.0652239709</text:p>
          </table:table-cell>
          <table:table-cell office:value-type="float" office:value="0.0416485310119695">
            <text:p>0.041648531</text:p>
          </table:table-cell>
          <table:table-cell office:value-type="float" office:value="0.0342222806095638">
            <text:p>0.0342222806</text:p>
          </table:table-cell>
          <table:table-cell office:value-type="float" office:value="1.23662206442114">
            <text:p>1.2366220644</text:p>
          </table:table-cell>
          <table:table-cell office:value-type="float" office:value="1.14916967480739">
            <text:p>1.1491696748</text:p>
          </table:table-cell>
          <table:table-cell office:value-type="float" office:value="1.12207346453411">
            <text:p>1.1220734645</text:p>
          </table:table-cell>
          <table:table-cell office:value-type="float" office:value="10.9701087350344">
            <text:p>10.970108735</text:p>
          </table:table-cell>
          <table:table-cell office:value-type="float" office:value="16.9869928873335">
            <text:p>16.9869928873</text:p>
          </table:table-cell>
          <table:table-cell office:value-type="float" office:value="20.5988961170168">
            <text:p>20.59889611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738">
            <text:p>2738</text:p>
          </table:table-cell>
          <table:table-cell office:value-type="float" office:value="4890">
            <text:p>4890</text:p>
          </table:table-cell>
          <table:table-cell office:value-type="float" office:value="8838">
            <text:p>8838</text:p>
          </table:table-cell>
          <table:table-cell office:value-type="float" office:value="185.625">
            <text:p>185.625</text:p>
          </table:table-cell>
          <table:table-cell office:value-type="float" office:value="224.625">
            <text:p>224.625</text:p>
          </table:table-cell>
          <table:table-cell office:value-type="float" office:value="323.75">
            <text:p>323.75</text:p>
          </table:table-cell>
          <table:table-cell office:value-type="float" office:value="0.0677958363769175">
            <text:p>0.0677958364</text:p>
          </table:table-cell>
          <table:table-cell office:value-type="float" office:value="0.0459355828220859">
            <text:p>0.0459355828</text:p>
          </table:table-cell>
          <table:table-cell office:value-type="float" office:value="0.0366315908576601">
            <text:p>0.0366315909</text:p>
          </table:table-cell>
          <table:table-cell office:value-type="float" office:value="1.2462941271621">
            <text:p>1.2462941272</text:p>
          </table:table-cell>
          <table:table-cell office:value-type="float" office:value="1.16491029230494">
            <text:p>1.1649102923</text:p>
          </table:table-cell>
          <table:table-cell office:value-type="float" office:value="1.13084063996139">
            <text:p>1.13084064</text:p>
          </table:table-cell>
          <table:table-cell office:value-type="float" office:value="10.5668224609258">
            <text:p>10.5668224609</text:p>
          </table:table-cell>
          <table:table-cell office:value-type="float" office:value="15.4335274421666">
            <text:p>15.4335274422</text:p>
          </table:table-cell>
          <table:table-cell office:value-type="float" office:value="19.2666107012048">
            <text:p>19.266610701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2948">
            <text:p>2948</text:p>
          </table:table-cell>
          <table:table-cell office:value-type="float" office:value="5223">
            <text:p>5223</text:p>
          </table:table-cell>
          <table:table-cell office:value-type="float" office:value="9127">
            <text:p>9127</text:p>
          </table:table-cell>
          <table:table-cell office:value-type="float" office:value="234.75">
            <text:p>234.75</text:p>
          </table:table-cell>
          <table:table-cell office:value-type="float" office:value="371.25">
            <text:p>371.25</text:p>
          </table:table-cell>
          <table:table-cell office:value-type="float" office:value="403.875">
            <text:p>403.875</text:p>
          </table:table-cell>
          <table:table-cell office:value-type="float" office:value="0.0796302578018996">
            <text:p>0.0796302578</text:p>
          </table:table-cell>
          <table:table-cell office:value-type="float" office:value="0.0710798391728891">
            <text:p>0.0710798392</text:p>
          </table:table-cell>
          <table:table-cell office:value-type="float" office:value="0.0442505752163909">
            <text:p>0.0442505752</text:p>
          </table:table-cell>
          <table:table-cell office:value-type="float" office:value="1.29113421910354">
            <text:p>1.2911342191</text:p>
          </table:table-cell>
          <table:table-cell office:value-type="float" office:value="1.25868203043733">
            <text:p>1.2586820304</text:p>
          </table:table-cell>
          <table:table-cell office:value-type="float" office:value="1.15871491553505">
            <text:p>1.1587149155</text:p>
          </table:table-cell>
          <table:table-cell office:value-type="float" office:value="9.04671870184945">
            <text:p>9.0467187018</text:p>
          </table:table-cell>
          <table:table-cell office:value-type="float" office:value="10.0942781583527">
            <text:p>10.0942781584</text:p>
          </table:table-cell>
          <table:table-cell office:value-type="float" office:value="16.0082120342498">
            <text:p>16.00821203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2930">
            <text:p>2930</text:p>
          </table:table-cell>
          <table:table-cell office:value-type="float" office:value="5505">
            <text:p>5505</text:p>
          </table:table-cell>
          <table:table-cell office:value-type="float" office:value="9328">
            <text:p>9328</text:p>
          </table:table-cell>
          <table:table-cell office:value-type="float" office:value="228.25">
            <text:p>228.25</text:p>
          </table:table-cell>
          <table:table-cell office:value-type="float" office:value="329.75">
            <text:p>329.75</text:p>
          </table:table-cell>
          <table:table-cell office:value-type="float" office:value="418.125">
            <text:p>418.125</text:p>
          </table:table-cell>
          <table:table-cell office:value-type="float" office:value="0.077901023890785">
            <text:p>0.0779010239</text:p>
          </table:table-cell>
          <table:table-cell office:value-type="float" office:value="0.0599000908265213">
            <text:p>0.0599000908</text:p>
          </table:table-cell>
          <table:table-cell office:value-type="float" office:value="0.0448247212692967">
            <text:p>0.0448247213</text:p>
          </table:table-cell>
          <table:table-cell office:value-type="float" office:value="1.28454797988328">
            <text:p>1.2845479799</text:p>
          </table:table-cell>
          <table:table-cell office:value-type="float" office:value="1.21668283881963">
            <text:p>1.2166828388</text:p>
          </table:table-cell>
          <table:table-cell office:value-type="float" office:value="1.1608246654908">
            <text:p>1.1608246655</text:p>
          </table:table-cell>
          <table:table-cell office:value-type="float" office:value="9.24003386467688">
            <text:p>9.2400338647</text:p>
          </table:table-cell>
          <table:table-cell office:value-type="float" office:value="11.9149351754349">
            <text:p>11.9149351754</text:p>
          </table:table-cell>
          <table:table-cell office:value-type="float" office:value="15.8075431483393">
            <text:p>15.80754314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3060">
            <text:p>3060</text:p>
          </table:table-cell>
          <table:table-cell office:value-type="float" office:value="5392">
            <text:p>5392</text:p>
          </table:table-cell>
          <table:table-cell office:value-type="float" office:value="9039">
            <text:p>9039</text:p>
          </table:table-cell>
          <table:table-cell office:value-type="float" office:value="255.625">
            <text:p>255.625</text:p>
          </table:table-cell>
          <table:table-cell office:value-type="float" office:value="203.375">
            <text:p>203.375</text:p>
          </table:table-cell>
          <table:table-cell office:value-type="float" office:value="202.125">
            <text:p>202.125</text:p>
          </table:table-cell>
          <table:table-cell office:value-type="float" office:value="0.0835375816993464">
            <text:p>0.0835375817</text:p>
          </table:table-cell>
          <table:table-cell office:value-type="float" office:value="0.0377179154302671">
            <text:p>0.0377179154</text:p>
          </table:table-cell>
          <table:table-cell office:value-type="float" office:value="0.0223614337869233">
            <text:p>0.0223614338</text:p>
          </table:table-cell>
          <table:table-cell office:value-type="float" office:value="1.30605944995782">
            <text:p>1.30605945</text:p>
          </table:table-cell>
          <table:table-cell office:value-type="float" office:value="1.13480108064897">
            <text:p>1.1348010806</text:p>
          </table:table-cell>
          <table:table-cell office:value-type="float" office:value="1.07924508434741">
            <text:p>1.0792450843</text:p>
          </table:table-cell>
          <table:table-cell office:value-type="float" office:value="8.63936908013001">
            <text:p>8.6393690801</text:p>
          </table:table-cell>
          <table:table-cell office:value-type="float" office:value="18.7215689037196">
            <text:p>18.7215689037</text:p>
          </table:table-cell>
          <table:table-cell office:value-type="float" office:value="31.3427352190785">
            <text:p>31.342735219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2" office:value-type="float" office:value="62">
            <text:p>62</text:p>
          </table:table-cell>
          <table:table-cell office:value-type="float" office:value="3588">
            <text:p>3588</text:p>
          </table:table-cell>
          <table:table-cell office:value-type="float" office:value="6004">
            <text:p>6004</text:p>
          </table:table-cell>
          <table:table-cell office:value-type="float" office:value="10440">
            <text:p>10440</text:p>
          </table:table-cell>
          <table:table-cell office:value-type="float" office:value="210">
            <text:p>210</text:p>
          </table:table-cell>
          <table:table-cell office:value-type="float" office:value="569.5">
            <text:p>569.5</text:p>
          </table:table-cell>
          <table:table-cell office:value-type="float" office:value="468.375">
            <text:p>468.375</text:p>
          </table:table-cell>
          <table:table-cell office:value-type="float" office:value="0.0585284280936455">
            <text:p>0.0585284281</text:p>
          </table:table-cell>
          <table:table-cell office:value-type="float" office:value="0.0948534310459694">
            <text:p>0.094853431</text:p>
          </table:table-cell>
          <table:table-cell office:value-type="float" office:value="0.0448635057471264">
            <text:p>0.0448635057</text:p>
          </table:table-cell>
          <table:table-cell office:value-type="float" office:value="1.21156362904218">
            <text:p>1.211563629</text:p>
          </table:table-cell>
          <table:table-cell office:value-type="float" office:value="1.34962146848803">
            <text:p>1.3496214685</text:p>
          </table:table-cell>
          <table:table-cell office:value-type="float" office:value="1.16096722904487">
            <text:p>1.160967229</text:p>
          </table:table-cell>
          <table:table-cell office:value-type="float" office:value="12.1862029539514">
            <text:p>12.186202954</text:p>
          </table:table-cell>
          <table:table-cell office:value-type="float" office:value="7.64890030378526">
            <text:p>7.6489003038</text:p>
          </table:table-cell>
          <table:table-cell office:value-type="float" office:value="15.7941728145665">
            <text:p>15.794172814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3896">
            <text:p>3896</text:p>
          </table:table-cell>
          <table:table-cell office:value-type="float" office:value="6255">
            <text:p>6255</text:p>
          </table:table-cell>
          <table:table-cell office:value-type="float" office:value="12179">
            <text:p>12179</text:p>
          </table:table-cell>
          <table:table-cell office:value-type="float" office:value="167.5">
            <text:p>167.5</text:p>
          </table:table-cell>
          <table:table-cell office:value-type="float" office:value="359">
            <text:p>359</text:p>
          </table:table-cell>
          <table:table-cell office:value-type="float" office:value="653.125">
            <text:p>653.125</text:p>
          </table:table-cell>
          <table:table-cell office:value-type="float" office:value="0.0429928131416838">
            <text:p>0.0429928131</text:p>
          </table:table-cell>
          <table:table-cell office:value-type="float" office:value="0.0573940847322142">
            <text:p>0.0573940847</text:p>
          </table:table-cell>
          <table:table-cell office:value-type="float" office:value="0.0536271450858034">
            <text:p>0.0536271451</text:p>
          </table:table-cell>
          <table:table-cell office:value-type="float" office:value="1.15409767468029">
            <text:p>1.1540976747</text:p>
          </table:table-cell>
          <table:table-cell office:value-type="float" office:value="1.20733569524876">
            <text:p>1.2073356952</text:p>
          </table:table-cell>
          <table:table-cell office:value-type="float" office:value="1.19333171435282">
            <text:p>1.1933317144</text:p>
          </table:table-cell>
          <table:table-cell office:value-type="float" office:value="16.4665387110294">
            <text:p>16.466538711</text:p>
          </table:table-cell>
          <table:table-cell office:value-type="float" office:value="12.4203296189902">
            <text:p>12.420329619</text:p>
          </table:table-cell>
          <table:table-cell office:value-type="float" office:value="13.268860821654">
            <text:p>13.268860821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152">
            <text:p>4152</text:p>
          </table:table-cell>
          <table:table-cell office:value-type="float" office:value="6906">
            <text:p>6906</text:p>
          </table:table-cell>
          <table:table-cell office:value-type="float" office:value="11712">
            <text:p>11712</text:p>
          </table:table-cell>
          <table:table-cell office:value-type="float" office:value="199.5">
            <text:p>199.5</text:p>
          </table:table-cell>
          <table:table-cell office:value-type="float" office:value="242.875">
            <text:p>242.875</text:p>
          </table:table-cell>
          <table:table-cell office:value-type="float" office:value="759.125">
            <text:p>759.125</text:p>
          </table:table-cell>
          <table:table-cell office:value-type="float" office:value="0.0480491329479769">
            <text:p>0.0480491329</text:p>
          </table:table-cell>
          <table:table-cell office:value-type="float" office:value="0.0351686938893716">
            <text:p>0.0351686939</text:p>
          </table:table-cell>
          <table:table-cell office:value-type="float" office:value="0.0648160006830601">
            <text:p>0.0648160007</text:p>
          </table:table-cell>
          <table:table-cell office:value-type="float" office:value="1.17269705490494">
            <text:p>1.1726970549</text:p>
          </table:table-cell>
          <table:table-cell office:value-type="float" office:value="1.12551462919137">
            <text:p>1.1255146292</text:p>
          </table:table-cell>
          <table:table-cell office:value-type="float" office:value="1.23509018572202">
            <text:p>1.2350901857</text:p>
          </table:table-cell>
          <table:table-cell office:value-type="float" office:value="14.7696628480322">
            <text:p>14.769662848</text:p>
          </table:table-cell>
          <table:table-cell office:value-type="float" office:value="20.053787318521">
            <text:p>20.0537873185</text:p>
          </table:table-cell>
          <table:table-cell office:value-type="float" office:value="11.0370213663638">
            <text:p>11.037021366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270">
            <text:p>4270</text:p>
          </table:table-cell>
          <table:table-cell office:value-type="float" office:value="6518">
            <text:p>6518</text:p>
          </table:table-cell>
          <table:table-cell office:value-type="float" office:value="12503">
            <text:p>12503</text:p>
          </table:table-cell>
          <table:table-cell office:value-type="float" office:value="228.125">
            <text:p>228.125</text:p>
          </table:table-cell>
          <table:table-cell office:value-type="float" office:value="267.625">
            <text:p>267.625</text:p>
          </table:table-cell>
          <table:table-cell office:value-type="float" office:value="851.125">
            <text:p>851.125</text:p>
          </table:table-cell>
          <table:table-cell office:value-type="float" office:value="0.0534250585480094">
            <text:p>0.0534250585</text:p>
          </table:table-cell>
          <table:table-cell office:value-type="float" office:value="0.0410593740411169">
            <text:p>0.041059374</text:p>
          </table:table-cell>
          <table:table-cell office:value-type="float" office:value="0.0680736623210429">
            <text:p>0.0680736623</text:p>
          </table:table-cell>
          <table:table-cell office:value-type="float" office:value="1.19258200920451">
            <text:p>1.1925820092</text:p>
          </table:table-cell>
          <table:table-cell office:value-type="float" office:value="1.14701211864934">
            <text:p>1.1470121186</text:p>
          </table:table-cell>
          <table:table-cell office:value-type="float" office:value="1.24734050418718">
            <text:p>1.2473405042</text:p>
          </table:table-cell>
          <table:table-cell office:value-type="float" office:value="13.3177633774033">
            <text:p>13.3177633774</text:p>
          </table:table-cell>
          <table:table-cell office:value-type="float" office:value="17.2258311437353">
            <text:p>17.2258311437</text:p>
          </table:table-cell>
          <table:table-cell office:value-type="float" office:value="10.5250805371708">
            <text:p>10.525080537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540">
            <text:p>4540</text:p>
          </table:table-cell>
          <table:table-cell office:value-type="float" office:value="7450">
            <text:p>7450</text:p>
          </table:table-cell>
          <table:table-cell office:value-type="float" office:value="14236">
            <text:p>14236</text:p>
          </table:table-cell>
          <table:table-cell office:value-type="float" office:value="213.125">
            <text:p>213.125</text:p>
          </table:table-cell>
          <table:table-cell office:value-type="float" office:value="634.5">
            <text:p>634.5</text:p>
          </table:table-cell>
          <table:table-cell office:value-type="float" office:value="986.25">
            <text:p>986.25</text:p>
          </table:table-cell>
          <table:table-cell office:value-type="float" office:value="0.0469438325991189">
            <text:p>0.0469438326</text:p>
          </table:table-cell>
          <table:table-cell office:value-type="float" office:value="0.0851677852348993">
            <text:p>0.0851677852</text:p>
          </table:table-cell>
          <table:table-cell office:value-type="float" office:value="0.0692785894914302">
            <text:p>0.0692785895</text:p>
          </table:table-cell>
          <table:table-cell office:value-type="float" office:value="1.16862271199834">
            <text:p>1.168622712</text:p>
          </table:table-cell>
          <table:table-cell office:value-type="float" office:value="1.31230420954011">
            <text:p>1.3123042095</text:p>
          </table:table-cell>
          <table:table-cell office:value-type="float" office:value="1.25188212822537">
            <text:p>1.2518821282</text:p>
          </table:table-cell>
          <table:table-cell office:value-type="float" office:value="15.1093816515859">
            <text:p>15.1093816516</text:p>
          </table:table-cell>
          <table:table-cell office:value-type="float" office:value="8.48046049672412">
            <text:p>8.4804604967</text:p>
          </table:table-cell>
          <table:table-cell office:value-type="float" office:value="10.347919688414">
            <text:p>10.347919688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305">
            <text:p>4305</text:p>
          </table:table-cell>
          <table:table-cell office:value-type="float" office:value="7582">
            <text:p>7582</text:p>
          </table:table-cell>
          <table:table-cell office:value-type="float" office:value="14659">
            <text:p>14659</text:p>
          </table:table-cell>
          <table:table-cell office:value-type="float" office:value="188.625">
            <text:p>188.625</text:p>
          </table:table-cell>
          <table:table-cell office:value-type="float" office:value="349.125">
            <text:p>349.125</text:p>
          </table:table-cell>
          <table:table-cell office:value-type="float" office:value="1118.5">
            <text:p>1118.5</text:p>
          </table:table-cell>
          <table:table-cell office:value-type="float" office:value="0.043815331010453">
            <text:p>0.043815331</text:p>
          </table:table-cell>
          <table:table-cell office:value-type="float" office:value="0.0460465576365075">
            <text:p>0.0460465576</text:p>
          </table:table-cell>
          <table:table-cell office:value-type="float" office:value="0.0763012483798349">
            <text:p>0.0763012484</text:p>
          </table:table-cell>
          <table:table-cell office:value-type="float" office:value="1.15711643367043">
            <text:p>1.1571164337</text:p>
          </table:table-cell>
          <table:table-cell office:value-type="float" office:value="1.16531871124931">
            <text:p>1.1653187112</text:p>
          </table:table-cell>
          <table:table-cell office:value-type="float" office:value="1.27846525511789">
            <text:p>1.2784652551</text:p>
          </table:table-cell>
          <table:table-cell office:value-type="float" office:value="16.1638374915221">
            <text:p>16.1638374915</text:p>
          </table:table-cell>
          <table:table-cell office:value-type="float" office:value="15.3971546483956">
            <text:p>15.3971546484</text:p>
          </table:table-cell>
          <table:table-cell office:value-type="float" office:value="9.42667583692688">
            <text:p>9.426675836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645">
            <text:p>4645</text:p>
          </table:table-cell>
          <table:table-cell office:value-type="float" office:value="8031">
            <text:p>8031</text:p>
          </table:table-cell>
          <table:table-cell office:value-type="float" office:value="14499">
            <text:p>14499</text:p>
          </table:table-cell>
          <table:table-cell office:value-type="float" office:value="248.125">
            <text:p>248.125</text:p>
          </table:table-cell>
          <table:table-cell office:value-type="float" office:value="516.25">
            <text:p>516.25</text:p>
          </table:table-cell>
          <table:table-cell office:value-type="float" office:value="1012.375">
            <text:p>1012.375</text:p>
          </table:table-cell>
          <table:table-cell office:value-type="float" office:value="0.0534176533907427">
            <text:p>0.0534176534</text:p>
          </table:table-cell>
          <table:table-cell office:value-type="float" office:value="0.0642821566430083">
            <text:p>0.0642821566</text:p>
          </table:table-cell>
          <table:table-cell office:value-type="float" office:value="0.0698237809504104">
            <text:p>0.069823781</text:p>
          </table:table-cell>
          <table:table-cell office:value-type="float" office:value="1.1925545404274">
            <text:p>1.1925545404</text:p>
          </table:table-cell>
          <table:table-cell office:value-type="float" office:value="1.23308665174937">
            <text:p>1.2330866517</text:p>
          </table:table-cell>
          <table:table-cell office:value-type="float" office:value="1.25393893968341">
            <text:p>1.2539389397</text:p>
          </table:table-cell>
          <table:table-cell office:value-type="float" office:value="13.3195623641199">
            <text:p>13.3195623641</text:p>
          </table:table-cell>
          <table:table-cell office:value-type="float" office:value="11.1258614149687">
            <text:p>11.125861415</text:p>
          </table:table-cell>
          <table:table-cell office:value-type="float" office:value="10.2697684758297">
            <text:p>10.269768475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752">
            <text:p>4752</text:p>
          </table:table-cell>
          <table:table-cell office:value-type="float" office:value="8230">
            <text:p>8230</text:p>
          </table:table-cell>
          <table:table-cell office:value-type="float" office:value="16407">
            <text:p>16407</text:p>
          </table:table-cell>
          <table:table-cell office:value-type="float" office:value="149.5">
            <text:p>149.5</text:p>
          </table:table-cell>
          <table:table-cell office:value-type="float" office:value="271.125">
            <text:p>271.125</text:p>
          </table:table-cell>
          <table:table-cell office:value-type="float" office:value="821.625">
            <text:p>821.625</text:p>
          </table:table-cell>
          <table:table-cell office:value-type="float" office:value="0.0314604377104377">
            <text:p>0.0314604377</text:p>
          </table:table-cell>
          <table:table-cell office:value-type="float" office:value="0.0329434993924666">
            <text:p>0.0329434994</text:p>
          </table:table-cell>
          <table:table-cell office:value-type="float" office:value="0.0500777107332236">
            <text:p>0.0500777107</text:p>
          </table:table-cell>
          <table:table-cell office:value-type="float" office:value="1.11205145990276">
            <text:p>1.1120514599</text:p>
          </table:table-cell>
          <table:table-cell office:value-type="float" office:value="1.11742938521199">
            <text:p>1.1174293852</text:p>
          </table:table-cell>
          <table:table-cell office:value-type="float" office:value="1.18018723070635">
            <text:p>1.1801872307</text:p>
          </table:table-cell>
          <table:table-cell office:value-type="float" office:value="22.3771282186024">
            <text:p>22.3771282186</text:p>
          </table:table-cell>
          <table:table-cell office:value-type="float" office:value="21.3851856677966">
            <text:p>21.3851856678</text:p>
          </table:table-cell>
          <table:table-cell office:value-type="float" office:value="14.1851822534355">
            <text:p>14.185182253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4">
            <text:p>44</text:p>
          </table:table-cell>
          <table:table-cell office:value-type="float" office:value="4816">
            <text:p>4816</text:p>
          </table:table-cell>
          <table:table-cell office:value-type="float" office:value="9090">
            <text:p>9090</text:p>
          </table:table-cell>
          <table:table-cell office:value-type="float" office:value="17485">
            <text:p>17485</text:p>
          </table:table-cell>
          <table:table-cell office:value-type="float" office:value="215.75">
            <text:p>215.75</text:p>
          </table:table-cell>
          <table:table-cell office:value-type="float" office:value="584">
            <text:p>584</text:p>
          </table:table-cell>
          <table:table-cell office:value-type="float" office:value="576.125">
            <text:p>576.125</text:p>
          </table:table-cell>
          <table:table-cell office:value-type="float" office:value="0.0447985880398671">
            <text:p>0.044798588</text:p>
          </table:table-cell>
          <table:table-cell office:value-type="float" office:value="0.0642464246424642">
            <text:p>0.0642464246</text:p>
          </table:table-cell>
          <table:table-cell office:value-type="float" office:value="0.0329496711466972">
            <text:p>0.0329496711</text:p>
          </table:table-cell>
          <table:table-cell office:value-type="float" office:value="1.16072860858065">
            <text:p>1.1607286086</text:p>
          </table:table-cell>
          <table:table-cell office:value-type="float" office:value="1.23295258828413">
            <text:p>1.2329525883</text:p>
          </table:table-cell>
          <table:table-cell office:value-type="float" office:value="1.11745178343764">
            <text:p>1.1174517834</text:p>
          </table:table-cell>
          <table:table-cell office:value-type="float" office:value="15.8165652177541">
            <text:p>15.8165652178</text:p>
          </table:table-cell>
          <table:table-cell office:value-type="float" office:value="11.1318604829184">
            <text:p>11.1318604829</text:p>
          </table:table-cell>
          <table:table-cell office:value-type="float" office:value="21.3812442606636">
            <text:p>21.381244260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523">
            <text:p>5523</text:p>
          </table:table-cell>
          <table:table-cell office:value-type="float" office:value="9818">
            <text:p>9818</text:p>
          </table:table-cell>
          <table:table-cell office:value-type="float" office:value="18960">
            <text:p>18960</text:p>
          </table:table-cell>
          <table:table-cell office:value-type="float" office:value="319.875">
            <text:p>319.875</text:p>
          </table:table-cell>
          <table:table-cell office:value-type="float" office:value="700.375">
            <text:p>700.375</text:p>
          </table:table-cell>
          <table:table-cell office:value-type="float" office:value="437.25">
            <text:p>437.25</text:p>
          </table:table-cell>
          <table:table-cell office:value-type="float" office:value="0.0579168929929386">
            <text:p>0.057916893</text:p>
          </table:table-cell>
          <table:table-cell office:value-type="float" office:value="0.0713358117742921">
            <text:p>0.0713358118</text:p>
          </table:table-cell>
          <table:table-cell office:value-type="float" office:value="0.0230617088607595">
            <text:p>0.0230617089</text:p>
          </table:table-cell>
          <table:table-cell office:value-type="float" office:value="1.20928368380344">
            <text:p>1.2092836838</text:p>
          </table:table-cell>
          <table:table-cell office:value-type="float" office:value="1.25964938537136">
            <text:p>1.2596493854</text:p>
          </table:table-cell>
          <table:table-cell office:value-type="float" office:value="1.08175839214719">
            <text:p>1.0817583921</text:p>
          </table:table-cell>
          <table:table-cell office:value-type="float" office:value="12.3112837484565">
            <text:p>12.3112837485</text:p>
          </table:table-cell>
          <table:table-cell office:value-type="float" office:value="10.0592726704689">
            <text:p>10.0592726705</text:p>
          </table:table-cell>
          <table:table-cell office:value-type="float" office:value="30.4014499857993">
            <text:p>30.401449985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880">
            <text:p>5880</text:p>
          </table:table-cell>
          <table:table-cell office:value-type="float" office:value="10352">
            <text:p>10352</text:p>
          </table:table-cell>
          <table:table-cell office:value-type="float" office:value="18775">
            <text:p>18775</text:p>
          </table:table-cell>
          <table:table-cell office:value-type="float" office:value="356.5">
            <text:p>356.5</text:p>
          </table:table-cell>
          <table:table-cell office:value-type="float" office:value="731.375">
            <text:p>731.375</text:p>
          </table:table-cell>
          <table:table-cell office:value-type="float" office:value="525.25">
            <text:p>525.25</text:p>
          </table:table-cell>
          <table:table-cell office:value-type="float" office:value="0.0606292517006803">
            <text:p>0.0606292517</text:p>
          </table:table-cell>
          <table:table-cell office:value-type="float" office:value="0.0706505989180835">
            <text:p>0.0706505989</text:p>
          </table:table-cell>
          <table:table-cell office:value-type="float" office:value="0.0279760319573901">
            <text:p>0.027976032</text:p>
          </table:table-cell>
          <table:table-cell office:value-type="float" office:value="1.21940715702948">
            <text:p>1.219407157</text:p>
          </table:table-cell>
          <table:table-cell office:value-type="float" office:value="1.25706045018316">
            <text:p>1.2570604502</text:p>
          </table:table-cell>
          <table:table-cell office:value-type="float" office:value="1.09945012224446">
            <text:p>1.0994501222</text:p>
          </table:table-cell>
          <table:table-cell office:value-type="float" office:value="11.7757275405738">
            <text:p>11.7757275406</text:p>
          </table:table-cell>
          <table:table-cell office:value-type="float" office:value="10.1535479317576">
            <text:p>10.1535479318</text:p>
          </table:table-cell>
          <table:table-cell office:value-type="float" office:value="25.1214449830942">
            <text:p>25.121444983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5781">
            <text:p>5781</text:p>
          </table:table-cell>
          <table:table-cell office:value-type="float" office:value="10651">
            <text:p>10651</text:p>
          </table:table-cell>
          <table:table-cell office:value-type="float" office:value="18081">
            <text:p>18081</text:p>
          </table:table-cell>
          <table:table-cell office:value-type="float" office:value="422">
            <text:p>422</text:p>
          </table:table-cell>
          <table:table-cell office:value-type="float" office:value="807">
            <text:p>807</text:p>
          </table:table-cell>
          <table:table-cell office:value-type="float" office:value="-126.25">
            <text:p>-126.25</text:p>
          </table:table-cell>
          <table:table-cell office:value-type="float" office:value="0.0729977512541083">
            <text:p>0.0729977513</text:p>
          </table:table-cell>
          <table:table-cell office:value-type="float" office:value="0.0757675335649235">
            <text:p>0.0757675336</text:p>
          </table:table-cell>
          <table:table-cell office:value-type="float" office:value="-0.00698246778386151">
            <text:p>-0.0069824678</text:p>
          </table:table-cell>
          <table:table-cell office:value-type="float" office:value="1.26593632589817">
            <text:p>1.2659363259</text:p>
          </table:table-cell>
          <table:table-cell office:value-type="float" office:value="1.27643817699656">
            <text:p>1.276438177</text:p>
          </table:table-cell>
          <table:table-cell office:value-type="float" office:value="0.975656922274936">
            <text:p>0.9756569223</text:p>
          </table:table-cell>
          <table:table-cell office:value-type="float" office:value="9.83796356967778">
            <text:p>9.8379635697</text:p>
          </table:table-cell>
          <table:table-cell office:value-type="float" office:value="9.49069563096566">
            <text:p>9.490695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344">
            <text:p>6344</text:p>
          </table:table-cell>
          <table:table-cell office:value-type="float" office:value="11186">
            <text:p>11186</text:p>
          </table:table-cell>
          <table:table-cell office:value-type="float" office:value="18123">
            <text:p>18123</text:p>
          </table:table-cell>
          <table:table-cell office:value-type="float" office:value="460.25">
            <text:p>460.25</text:p>
          </table:table-cell>
          <table:table-cell office:value-type="float" office:value="808.125">
            <text:p>808.125</text:p>
          </table:table-cell>
          <table:table-cell office:value-type="float" office:value="-234.25">
            <text:p>-234.25</text:p>
          </table:table-cell>
          <table:table-cell office:value-type="float" office:value="0.0725488650693569">
            <text:p>0.0725488651</text:p>
          </table:table-cell>
          <table:table-cell office:value-type="float" office:value="0.0722443232612194">
            <text:p>0.0722443233</text:p>
          </table:table-cell>
          <table:table-cell office:value-type="float" office:value="-0.0129255642001876">
            <text:p>-0.0129255642</text:p>
          </table:table-cell>
          <table:table-cell office:value-type="float" office:value="1.26423716987554">
            <text:p>1.2642371699</text:p>
          </table:table-cell>
          <table:table-cell office:value-type="float" office:value="1.26308484621147">
            <text:p>1.2630848462</text:p>
          </table:table-cell>
          <table:table-cell office:value-type="float" office:value="0.955087982910734">
            <text:p>0.9550879829</text:p>
          </table:table-cell>
          <table:table-cell office:value-type="float" office:value="9.89673959020142">
            <text:p>9.8967395902</text:p>
          </table:table-cell>
          <table:table-cell office:value-type="float" office:value="9.9370312200021">
            <text:p>9.937031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6864">
            <text:p>6864</text:p>
          </table:table-cell>
          <table:table-cell office:value-type="float" office:value="12148">
            <text:p>12148</text:p>
          </table:table-cell>
          <table:table-cell office:value-type="float" office:value="18258">
            <text:p>18258</text:p>
          </table:table-cell>
          <table:table-cell office:value-type="float" office:value="545.625">
            <text:p>545.625</text:p>
          </table:table-cell>
          <table:table-cell office:value-type="float" office:value="928.5">
            <text:p>928.5</text:p>
          </table:table-cell>
          <table:table-cell office:value-type="float" office:value="562.375">
            <text:p>562.375</text:p>
          </table:table-cell>
          <table:table-cell office:value-type="float" office:value="0.0794908216783217">
            <text:p>0.0794908217</text:p>
          </table:table-cell>
          <table:table-cell office:value-type="float" office:value="0.0764323345406651">
            <text:p>0.0764323345</text:p>
          </table:table-cell>
          <table:table-cell office:value-type="float" office:value="0.0308015664366305">
            <text:p>0.0308015664</text:p>
          </table:table-cell>
          <table:table-cell office:value-type="float" office:value="1.29060270570707">
            <text:p>1.2906027057</text:p>
          </table:table-cell>
          <table:table-cell office:value-type="float" office:value="1.27896329834847">
            <text:p>1.2789632983</text:p>
          </table:table-cell>
          <table:table-cell office:value-type="float" office:value="1.10966500605831">
            <text:p>1.1096650061</text:p>
          </table:table-cell>
          <table:table-cell office:value-type="float" office:value="9.06199498651167">
            <text:p>9.0619949865</text:p>
          </table:table-cell>
          <table:table-cell office:value-type="float" office:value="9.41108858596328">
            <text:p>9.411088586</text:p>
          </table:table-cell>
          <table:table-cell office:value-type="float" office:value="22.8484553918404">
            <text:p>22.84845539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7544">
            <text:p>7544</text:p>
          </table:table-cell>
          <table:table-cell office:value-type="float" office:value="12564">
            <text:p>12564</text:p>
          </table:table-cell>
          <table:table-cell office:value-type="float" office:value="18510">
            <text:p>18510</text:p>
          </table:table-cell>
          <table:table-cell office:value-type="float" office:value="519.25">
            <text:p>519.25</text:p>
          </table:table-cell>
          <table:table-cell office:value-type="float" office:value="259.25">
            <text:p>259.25</text:p>
          </table:table-cell>
          <table:table-cell office:value-type="float" office:value="365.625">
            <text:p>365.625</text:p>
          </table:table-cell>
          <table:table-cell office:value-type="float" office:value="0.0688295334040297">
            <text:p>0.0688295334</text:p>
          </table:table-cell>
          <table:table-cell office:value-type="float" office:value="0.0206343521171601">
            <text:p>0.0206343521</text:p>
          </table:table-cell>
          <table:table-cell office:value-type="float" office:value="0.0197528363047002">
            <text:p>0.0197528363</text:p>
          </table:table-cell>
          <table:table-cell office:value-type="float" office:value="1.25018887606459">
            <text:p>1.2501888761</text:p>
          </table:table-cell>
          <table:table-cell office:value-type="float" office:value="1.07305475432516">
            <text:p>1.0730547543</text:p>
          </table:table-cell>
          <table:table-cell office:value-type="float" office:value="1.06989966916893">
            <text:p>1.0698996692</text:p>
          </table:table-cell>
          <table:table-cell office:value-type="float" office:value="10.4132197435816">
            <text:p>10.4132197436</text:p>
          </table:table-cell>
          <table:table-cell office:value-type="float" office:value="33.9372980908969">
            <text:p>33.93729809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85">
            <text:p>185</text:p>
          </table:table-cell>
          <table:table-cell office:value-type="float" office:value="8128">
            <text:p>8128</text:p>
          </table:table-cell>
          <table:table-cell office:value-type="float" office:value="11126">
            <text:p>11126</text:p>
          </table:table-cell>
          <table:table-cell office:value-type="float" office:value="16690">
            <text:p>16690</text:p>
          </table:table-cell>
          <table:table-cell office:value-type="float" office:value="406.375">
            <text:p>406.375</text:p>
          </table:table-cell>
          <table:table-cell office:value-type="float" office:value="185.125">
            <text:p>185.125</text:p>
          </table:table-cell>
          <table:table-cell office:value-type="float" office:value="-115.375">
            <text:p>-115.375</text:p>
          </table:table-cell>
          <table:table-cell office:value-type="float" office:value="0.0499969242125984">
            <text:p>0.0499969242</text:p>
          </table:table-cell>
          <table:table-cell office:value-type="float" office:value="0.0166389538019054">
            <text:p>0.0166389538</text:p>
          </table:table-cell>
          <table:table-cell office:value-type="float" office:value="-0.00691282204913122">
            <text:p>-0.006912822</text:p>
          </table:table-cell>
          <table:table-cell office:value-type="float" office:value="1.17988863190831">
            <text:p>1.1798886319</text:p>
          </table:table-cell>
          <table:table-cell office:value-type="float" office:value="1.05877897368257">
            <text:p>1.0587789737</text:p>
          </table:table-cell>
          <table:table-cell office:value-type="float" office:value="0.975898785561059">
            <text:p>0.9758987856</text:p>
          </table:table-cell>
          <table:table-cell office:value-type="float" office:value="14.2075520938842">
            <text:p>14.20755209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8658">
            <text:p>8658</text:p>
          </table:table-cell>
          <table:table-cell office:value-type="float" office:value="11624">
            <text:p>11624</text:p>
          </table:table-cell>
          <table:table-cell office:value-type="float" office:value="17477">
            <text:p>17477</text:p>
          </table:table-cell>
          <table:table-cell office:value-type="float" office:value="215.625">
            <text:p>215.625</text:p>
          </table:table-cell>
          <table:table-cell office:value-type="float" office:value="484">
            <text:p>484</text:p>
          </table:table-cell>
          <table:table-cell office:value-type="float" office:value="-245">
            <text:p>-245</text:p>
          </table:table-cell>
          <table:table-cell office:value-type="float" office:value="0.0249047124047124">
            <text:p>0.0249047124</text:p>
          </table:table-cell>
          <table:table-cell office:value-type="float" office:value="0.0416379903647626">
            <text:p>0.0416379904</text:p>
          </table:table-cell>
          <table:table-cell office:value-type="float" office:value="-0.0140184242146822">
            <text:p>-0.0140184242</text:p>
          </table:table-cell>
          <table:table-cell office:value-type="float" office:value="1.08838217302842">
            <text:p>1.088382173</text:p>
          </table:table-cell>
          <table:table-cell office:value-type="float" office:value="1.14913106187024">
            <text:p>1.1491310619</text:p>
          </table:table-cell>
          <table:table-cell office:value-type="float" office:value="0.95132068703484">
            <text:p>0.951320687</text:p>
          </table:table-cell>
          <table:table-cell office:value-type="float" office:value="28.1771215512676">
            <text:p>28.1771215513</text:p>
          </table:table-cell>
          <table:table-cell office:value-type="float" office:value="16.9912065865713">
            <text:p>16.9912065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8398">
            <text:p>8398</text:p>
          </table:table-cell>
          <table:table-cell office:value-type="float" office:value="12561">
            <text:p>12561</text:p>
          </table:table-cell>
          <table:table-cell office:value-type="float" office:value="17752">
            <text:p>17752</text:p>
          </table:table-cell>
          <table:table-cell office:value-type="float" office:value="297">
            <text:p>297</text:p>
          </table:table-cell>
          <table:table-cell office:value-type="float" office:value="451.75">
            <text:p>451.75</text:p>
          </table:table-cell>
          <table:table-cell office:value-type="float" office:value="520.125">
            <text:p>520.125</text:p>
          </table:table-cell>
          <table:table-cell office:value-type="float" office:value="0.0353655632293403">
            <text:p>0.0353655632</text:p>
          </table:table-cell>
          <table:table-cell office:value-type="float" office:value="0.0359644932728286">
            <text:p>0.0359644933</text:p>
          </table:table-cell>
          <table:table-cell office:value-type="float" office:value="0.0292995155475439">
            <text:p>0.0292995155</text:p>
          </table:table-cell>
          <table:table-cell office:value-type="float" office:value="1.12623088850525">
            <text:p>1.1262308885</text:p>
          </table:table-cell>
          <table:table-cell office:value-type="float" office:value="1.12841087821659">
            <text:p>1.1284108782</text:p>
          </table:table-cell>
          <table:table-cell office:value-type="float" office:value="1.10423088917459">
            <text:p>1.1042308892</text:p>
          </table:table-cell>
          <table:table-cell office:value-type="float" office:value="19.9440611529879">
            <text:p>19.944061153</text:p>
          </table:table-cell>
          <table:table-cell office:value-type="float" office:value="19.6176300919512">
            <text:p>19.617630092</text:p>
          </table:table-cell>
          <table:table-cell office:value-type="float" office:value="24.0021970416525">
            <text:p>24.002197041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table:number-columns-repeated="2" office:value-type="float" office:value="235">
            <text:p>235</text:p>
          </table:table-cell>
          <table:table-cell office:value-type="float" office:value="9264">
            <text:p>9264</text:p>
          </table:table-cell>
          <table:table-cell office:value-type="float" office:value="12240">
            <text:p>12240</text:p>
          </table:table-cell>
          <table:table-cell office:value-type="float" office:value="18486">
            <text:p>18486</text:p>
          </table:table-cell>
          <table:table-cell office:value-type="float" office:value="209.625">
            <text:p>209.625</text:p>
          </table:table-cell>
          <table:table-cell office:value-type="float" office:value="-427.5">
            <text:p>-427.5</text:p>
          </table:table-cell>
          <table:table-cell office:value-type="float" office:value="441.875">
            <text:p>441.875</text:p>
          </table:table-cell>
          <table:table-cell office:value-type="float" office:value="0.022627914507772">
            <text:p>0.0226279145</text:p>
          </table:table-cell>
          <table:table-cell office:value-type="float" office:value="-0.0349264705882353">
            <text:p>-0.0349264706</text:p>
          </table:table-cell>
          <table:table-cell office:value-type="float" office:value="0.0239032240614519">
            <text:p>0.0239032241</text:p>
          </table:table-cell>
          <table:table-cell office:value-type="float" office:value="1.08020126490655">
            <text:p>1.0802012649</text:p>
          </table:table-cell>
          <table:table-cell office:value-type="float" office:value="0.880148275302768">
            <text:p>0.8801482753</text:p>
          </table:table-cell>
          <table:table-cell office:value-type="float" office:value="1.08478115789132">
            <text:p>1.0847811579</text:p>
          </table:table-cell>
          <table:table-cell office:value-type="float" office:value="30.9776745977946">
            <text:p>30.9776745978</text:p>
          </table:table-cell>
          <table:table-cell office:value-type="float" office:value="-19.497271169947">
            <text:p>-19.4972711699</text:p>
          </table:table-cell>
          <table:table-cell office:value-type="float" office:value="29.343271444218">
            <text:p>29.343271444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8316">
            <text:p>8316</text:p>
          </table:table-cell>
          <table:table-cell office:value-type="float" office:value="11459">
            <text:p>11459</text:p>
          </table:table-cell>
          <table:table-cell office:value-type="float" office:value="18928">
            <text:p>18928</text:p>
          </table:table-cell>
          <table:table-cell office:value-type="float" office:value="767">
            <text:p>767</text:p>
          </table:table-cell>
          <table:table-cell office:value-type="float" office:value="19">
            <text:p>19</text:p>
          </table:table-cell>
          <table:table-cell office:value-type="float" office:value="1346.875">
            <text:p>1346.875</text:p>
          </table:table-cell>
          <table:table-cell office:value-type="float" office:value="0.0922318422318422">
            <text:p>0.0922318422</text:p>
          </table:table-cell>
          <table:table-cell office:value-type="float" office:value="0.00165808534776158">
            <text:p>0.0016580853</text:p>
          </table:table-cell>
          <table:table-cell office:value-type="float" office:value="0.0711578085376162">
            <text:p>0.0711578085</text:p>
          </table:table-cell>
          <table:table-cell office:value-type="float" office:value="1.33948460474555">
            <text:p>1.3394846047</text:p>
          </table:table-cell>
          <table:table-cell office:value-type="float" office:value="1.00580868724133">
            <text:p>1.0058086872</text:p>
          </table:table-cell>
          <table:table-cell office:value-type="float" office:value="1.25897665996477">
            <text:p>1.25897666</text:p>
          </table:table-cell>
          <table:table-cell office:value-type="float" office:value="7.85674810348645">
            <text:p>7.8567481035</text:p>
          </table:table-cell>
          <table:table-cell office:value-type="float" office:value="0">
            <text:p>0</text:p>
          </table:table-cell>
          <table:table-cell office:value-type="float" office:value="10.0835888088095">
            <text:p>10.083588808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8290">
            <text:p>8290</text:p>
          </table:table-cell>
          <table:table-cell office:value-type="float" office:value="12320">
            <text:p>12320</text:p>
          </table:table-cell>
          <table:table-cell office:value-type="float" office:value="20619">
            <text:p>20619</text:p>
          </table:table-cell>
          <table:table-cell office:value-type="float" office:value="-123.25">
            <text:p>-123.25</text:p>
          </table:table-cell>
          <table:table-cell office:value-type="float" office:value="1009">
            <text:p>1009</text:p>
          </table:table-cell>
          <table:table-cell office:value-type="float" office:value="1334.875">
            <text:p>1334.875</text:p>
          </table:table-cell>
          <table:table-cell office:value-type="float" office:value="-0.0148673100120627">
            <text:p>-0.01486731</text:p>
          </table:table-cell>
          <table:table-cell office:value-type="float" office:value="0.0818993506493507">
            <text:p>0.0818993506</text:p>
          </table:table-cell>
          <table:table-cell office:value-type="float" office:value="0.0647400455890198">
            <text:p>0.0647400456</text:p>
          </table:table-cell>
          <table:table-cell office:value-type="float" office:value="0.94839764729549">
            <text:p>0.9483976473</text:p>
          </table:table-cell>
          <table:table-cell office:value-type="float" office:value="1.29979443440083">
            <text:p>1.2997944344</text:p>
          </table:table-cell>
          <table:table-cell office:value-type="float" office:value="1.23480505562719">
            <text:p>1.2348050556</text:p>
          </table:table-cell>
          <table:table-cell office:value-type="float" office:value="0">
            <text:p>0</text:p>
          </table:table-cell>
          <table:table-cell office:value-type="float" office:value="8.80542976162622">
            <text:p>8.8054297616</text:p>
          </table:table-cell>
          <table:table-cell office:value-type="float" office:value="11.0495721172681">
            <text:p>11.049572117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8018">
            <text:p>8018</text:p>
          </table:table-cell>
          <table:table-cell office:value-type="float" office:value="12728">
            <text:p>12728</text:p>
          </table:table-cell>
          <table:table-cell office:value-type="float" office:value="23744">
            <text:p>23744</text:p>
          </table:table-cell>
          <table:table-cell office:value-type="float" office:value="78.25">
            <text:p>78.25</text:p>
          </table:table-cell>
          <table:table-cell office:value-type="float" office:value="-305.75">
            <text:p>-305.75</text:p>
          </table:table-cell>
          <table:table-cell office:value-type="float" office:value="1911">
            <text:p>1911</text:p>
          </table:table-cell>
          <table:table-cell office:value-type="float" office:value="0.00975929159391369">
            <text:p>0.0097592916</text:p>
          </table:table-cell>
          <table:table-cell office:value-type="float" office:value="-0.0240218416090509">
            <text:p>-0.0240218416</text:p>
          </table:table-cell>
          <table:table-cell office:value-type="float" office:value="0.0804834905660377">
            <text:p>0.0804834906</text:p>
          </table:table-cell>
          <table:table-cell office:value-type="float" office:value="1.03434419837263">
            <text:p>1.0343441984</text:p>
          </table:table-cell>
          <table:table-cell office:value-type="float" office:value="0.917054570161931">
            <text:p>0.9170545702</text:p>
          </table:table-cell>
          <table:table-cell office:value-type="float" office:value="1.29438829779837">
            <text:p>1.2943882978</text:p>
          </table:table-cell>
          <table:table-cell office:value-type="float" office:value="0">
            <text:p>0</text:p>
          </table:table-cell>
          <table:table-cell office:value-type="float" office:value="-28.506894584629">
            <text:p>-28.5068945846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7182">
            <text:p>7182</text:p>
          </table:table-cell>
          <table:table-cell office:value-type="float" office:value="12546">
            <text:p>12546</text:p>
          </table:table-cell>
          <table:table-cell office:value-type="float" office:value="25816">
            <text:p>25816</text:p>
          </table:table-cell>
          <table:table-cell office:value-type="float" office:value="401.375">
            <text:p>401.375</text:p>
          </table:table-cell>
          <table:table-cell office:value-type="float" office:value="1181.5">
            <text:p>1181.5</text:p>
          </table:table-cell>
          <table:table-cell office:value-type="float" office:value="1078">
            <text:p>1078</text:p>
          </table:table-cell>
          <table:table-cell office:value-type="float" office:value="0.0558862433862434">
            <text:p>0.0558862434</text:p>
          </table:table-cell>
          <table:table-cell office:value-type="float" office:value="0.0941734417344173">
            <text:p>0.0941734417</text:p>
          </table:table-cell>
          <table:table-cell office:value-type="float" office:value="0.0417570498915401">
            <text:p>0.0417570499</text:p>
          </table:table-cell>
          <table:table-cell office:value-type="float" office:value="1.20172346536351">
            <text:p>1.2017234654</text:p>
          </table:table-cell>
          <table:table-cell office:value-type="float" office:value="1.34698957484155">
            <text:p>1.3469895748</text:p>
          </table:table-cell>
          <table:table-cell office:value-type="float" office:value="1.14956723100305">
            <text:p>1.149567231</text:p>
          </table:table-cell>
          <table:table-cell office:value-type="float" office:value="12.7462555299635">
            <text:p>12.74625553</text:p>
          </table:table-cell>
          <table:table-cell office:value-type="float" office:value="7.7017011894134">
            <text:p>7.7017011894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8189">
            <text:p>8189</text:p>
          </table:table-cell>
          <table:table-cell office:value-type="float" office:value="13832">
            <text:p>13832</text:p>
          </table:table-cell>
          <table:table-cell office:value-type="float" office:value="24976">
            <text:p>24976</text:p>
          </table:table-cell>
          <table:table-cell office:value-type="float" office:value="-230.75">
            <text:p>-230.75</text:p>
          </table:table-cell>
          <table:table-cell office:value-type="float" office:value="-402.125">
            <text:p>-402.125</text:p>
          </table:table-cell>
          <table:table-cell office:value-type="float" office:value="875">
            <text:p>875</text:p>
          </table:table-cell>
          <table:table-cell office:value-type="float" office:value="-0.0281780437171816">
            <text:p>-0.0281780437</text:p>
          </table:table-cell>
          <table:table-cell office:value-type="float" office:value="-0.0290720792365529">
            <text:p>-0.0290720792</text:p>
          </table:table-cell>
          <table:table-cell office:value-type="float" office:value="0.0350336322869955">
            <text:p>0.0350336323</text:p>
          </table:table-cell>
          <table:table-cell office:value-type="float" office:value="0.90293309119941">
            <text:p>0.9029330912</text:p>
          </table:table-cell>
          <table:table-cell office:value-type="float" office:value="0.899904286822692">
            <text:p>0.8999042868</text:p>
          </table:table-cell>
          <table:table-cell office:value-type="float" office:value="1.12502332957128">
            <text:p>1.1250233296</text:p>
          </table:table-cell>
          <table:table-cell office:value-type="float" office:value="-24.2506151363936">
            <text:p>-24.2506151364</text:p>
          </table:table-cell>
          <table:table-cell office:value-type="float" office:value="-23.4940892011636">
            <text:p>-23.4940892012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8180">
            <text:p>8180</text:p>
          </table:table-cell>
          <table:table-cell office:value-type="float" office:value="14103">
            <text:p>14103</text:p>
          </table:table-cell>
          <table:table-cell office:value-type="float" office:value="26288">
            <text:p>26288</text:p>
          </table:table-cell>
          <table:table-cell office:value-type="float" office:value="-232.25">
            <text:p>-232.25</text:p>
          </table:table-cell>
          <table:table-cell office:value-type="float" office:value="-133.25">
            <text:p>-133.25</text:p>
          </table:table-cell>
          <table:table-cell office:value-type="float" office:value="3060.75">
            <text:p>3060.75</text:p>
          </table:table-cell>
          <table:table-cell office:value-type="float" office:value="-0.0283924205378973">
            <text:p>-0.0283924205</text:p>
          </table:table-cell>
          <table:table-cell office:value-type="float" office:value="-0.00944834432390272">
            <text:p>-0.0094483443</text:p>
          </table:table-cell>
          <table:table-cell office:value-type="float" office:value="0.116431451612903">
            <text:p>0.1164314516</text:p>
          </table:table-cell>
          <table:table-cell office:value-type="float" office:value="0.902206542023601">
            <text:p>0.902206542</text:p>
          </table:table-cell>
          <table:table-cell office:value-type="float" office:value="0.967105766438848">
            <text:p>0.9671057664</text:p>
          </table:table-cell>
          <table:table-cell office:value-type="float" office:value="1.43408039517755">
            <text:p>1.4340803952</text:p>
          </table:table-cell>
          <table:table-cell office:value-type="float" office:value="-24.0648689848365">
            <text:p>-24.0648689848</text:p>
          </table:table-cell>
          <table:table-cell office:value-type="float" office:value="0">
            <text:p>0</text:p>
          </table:table-cell>
          <table:table-cell office:value-type="float" office:value="6.29347718693299">
            <text:p>6.293477186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7668">
            <text:p>7668</text:p>
          </table:table-cell>
          <table:table-cell office:value-type="float" office:value="14760">
            <text:p>14760</text:p>
          </table:table-cell>
          <table:table-cell office:value-type="float" office:value="30952">
            <text:p>30952</text:p>
          </table:table-cell>
          <table:table-cell office:value-type="float" office:value="-162.75">
            <text:p>-162.75</text:p>
          </table:table-cell>
          <table:table-cell office:value-type="float" office:value="704.625">
            <text:p>704.625</text:p>
          </table:table-cell>
          <table:table-cell office:value-type="float" office:value="2491.125">
            <text:p>2491.125</text:p>
          </table:table-cell>
          <table:table-cell office:value-type="float" office:value="-0.0212245696400626">
            <text:p>-0.0212245696</text:p>
          </table:table-cell>
          <table:table-cell office:value-type="float" office:value="0.0477388211382114">
            <text:p>0.0477388211</text:p>
          </table:table-cell>
          <table:table-cell office:value-type="float" office:value="0.0804834905660377">
            <text:p>0.0804834906</text:p>
          </table:table-cell>
          <table:table-cell office:value-type="float" office:value="0.926596951678336">
            <text:p>0.9265969517</text:p>
          </table:table-cell>
          <table:table-cell office:value-type="float" office:value="1.17155270426933">
            <text:p>1.1715527043</text:p>
          </table:table-cell>
          <table:table-cell office:value-type="float" office:value="1.29438829779837">
            <text:p>1.2943882978</text:p>
          </table:table-cell>
          <table:table-cell office:value-type="float" office:value="-32.3099603947728">
            <text:p>-32.3099603948</text:p>
          </table:table-cell>
          <table:table-cell office:value-type="float" office:value="14.8634505134138">
            <text:p>14.8634505134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6675">
            <text:p>6675</text:p>
          </table:table-cell>
          <table:table-cell office:value-type="float" office:value="15674">
            <text:p>15674</text:p>
          </table:table-cell>
          <table:table-cell office:value-type="float" office:value="35828">
            <text:p>35828</text:p>
          </table:table-cell>
          <table:table-cell office:value-type="float" office:value="-218.125">
            <text:p>-218.125</text:p>
          </table:table-cell>
          <table:table-cell office:value-type="float" office:value="654.5">
            <text:p>654.5</text:p>
          </table:table-cell>
          <table:table-cell office:value-type="float" office:value="3405.25">
            <text:p>3405.25</text:p>
          </table:table-cell>
          <table:table-cell office:value-type="float" office:value="-0.0326779026217228">
            <text:p>-0.0326779026</text:p>
          </table:table-cell>
          <table:table-cell office:value-type="float" office:value="0.0417570498915401">
            <text:p>0.0417570499</text:p>
          </table:table-cell>
          <table:table-cell office:value-type="float" office:value="0.0950443786982249">
            <text:p>0.0950443787</text:p>
          </table:table-cell>
          <table:table-cell office:value-type="float" office:value="0.887720317650689">
            <text:p>0.8877203177</text:p>
          </table:table-cell>
          <table:table-cell office:value-type="float" office:value="1.14956723100305">
            <text:p>1.149567231</text:p>
          </table:table-cell>
          <table:table-cell office:value-type="float" office:value="1.35036085593116">
            <text:p>1.3503608559</text:p>
          </table:table-cell>
          <table:table-cell office:value-type="float" office:value="-20.8630027481686">
            <text:p>-20.8630027482</text:p>
          </table:table-cell>
          <table:table-cell office:value-type="float" office:value="16.9437353613213">
            <text:p>16.9437353613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6945">
            <text:p>6945</text:p>
          </table:table-cell>
          <table:table-cell office:value-type="float" office:value="15994">
            <text:p>15994</text:p>
          </table:table-cell>
          <table:table-cell office:value-type="float" office:value="36464">
            <text:p>36464</text:p>
          </table:table-cell>
          <table:table-cell office:value-type="float" office:value="-31.75">
            <text:p>-31.75</text:p>
          </table:table-cell>
          <table:table-cell office:value-type="float" office:value="532.875">
            <text:p>532.875</text:p>
          </table:table-cell>
          <table:table-cell office:value-type="float" office:value="2915">
            <text:p>2915</text:p>
          </table:table-cell>
          <table:table-cell office:value-type="float" office:value="-0.00457163426925846">
            <text:p>-0.0045716343</text:p>
          </table:table-cell>
          <table:table-cell office:value-type="float" office:value="0.0333171814430411">
            <text:p>0.0333171814</text:p>
          </table:table-cell>
          <table:table-cell office:value-type="float" office:value="0.0799418604651163">
            <text:p>0.0799418605</text:p>
          </table:table-cell>
          <table:table-cell office:value-type="float" office:value="0.984040243743783">
            <text:p>0.9840402437</text:p>
          </table:table-cell>
          <table:table-cell office:value-type="float" office:value="1.11878580282609">
            <text:p>1.1187858028</text:p>
          </table:table-cell>
          <table:table-cell office:value-type="float" office:value="1.29232228569497">
            <text:p>1.2923222857</text:p>
          </table:table-cell>
          <table:table-cell office:value-type="float" office:value="0">
            <text:p>0</text:p>
          </table:table-cell>
          <table:table-cell office:value-type="float" office:value="21.1491768877042">
            <text:p>21.1491768877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7620">
            <text:p>7620</text:p>
          </table:table-cell>
          <table:table-cell office:value-type="float" office:value="17480">
            <text:p>17480</text:p>
          </table:table-cell>
          <table:table-cell office:value-type="float" office:value="44944">
            <text:p>44944</text:p>
          </table:table-cell>
          <table:table-cell office:value-type="float" office:value="-60.625">
            <text:p>-60.625</text:p>
          </table:table-cell>
          <table:table-cell office:value-type="float" office:value="638.875">
            <text:p>638.875</text:p>
          </table:table-cell>
          <table:table-cell office:value-type="float" office:value="3617.25">
            <text:p>3617.25</text:p>
          </table:table-cell>
          <table:table-cell office:value-type="float" office:value="-0.00795603674540682">
            <text:p>-0.0079560367</text:p>
          </table:table-cell>
          <table:table-cell office:value-type="float" office:value="0.0365489130434783">
            <text:p>0.036548913</text:p>
          </table:table-cell>
          <table:table-cell office:value-type="float" office:value="0.0804834905660377">
            <text:p>0.0804834906</text:p>
          </table:table-cell>
          <table:table-cell office:value-type="float" office:value="0.972277936491637">
            <text:p>0.9722779365</text:p>
          </table:table-cell>
          <table:table-cell office:value-type="float" office:value="1.13053940881971">
            <text:p>1.1305394088</text:p>
          </table:table-cell>
          <table:table-cell office:value-type="float" office:value="1.29438829779837">
            <text:p>1.2943882978</text:p>
          </table:table-cell>
          <table:table-cell office:value-type="float" office:value="0">
            <text:p>0</text:p>
          </table:table-cell>
          <table:table-cell office:value-type="float" office:value="19.3094192928574">
            <text:p>19.3094192929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7590">
            <text:p>7590</text:p>
          </table:table-cell>
          <table:table-cell office:value-type="float" office:value="18744">
            <text:p>18744</text:p>
          </table:table-cell>
          <table:table-cell office:value-type="float" office:value="48866">
            <text:p>48866</text:p>
          </table:table-cell>
          <table:table-cell office:value-type="float" office:value="-20.625">
            <text:p>-20.625</text:p>
          </table:table-cell>
          <table:table-cell office:value-type="float" office:value="764.5">
            <text:p>764.5</text:p>
          </table:table-cell>
          <table:table-cell office:value-type="float" office:value="2040.5">
            <text:p>2040.5</text:p>
          </table:table-cell>
          <table:table-cell office:value-type="float" office:value="-0.00271739130434783">
            <text:p>-0.0027173913</text:p>
          </table:table-cell>
          <table:table-cell office:value-type="float" office:value="0.0407863849765258">
            <text:p>0.040786385</text:p>
          </table:table-cell>
          <table:table-cell office:value-type="float" office:value="0.0417570498915401">
            <text:p>0.0417570499</text:p>
          </table:table-cell>
          <table:table-cell office:value-type="float" office:value="0.990503603497164">
            <text:p>0.9905036035</text:p>
          </table:table-cell>
          <table:table-cell office:value-type="float" office:value="1.14601286464877">
            <text:p>1.1460128646</text:p>
          </table:table-cell>
          <table:table-cell office:value-type="float" office:value="1.14956723100305">
            <text:p>1.149567231</text:p>
          </table:table-cell>
          <table:table-cell office:value-type="float" office:value="0">
            <text:p>0</text:p>
          </table:table-cell>
          <table:table-cell office:value-type="float" office:value="17.338837114362">
            <text:p>17.3388371144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7365">
            <text:p>7365</text:p>
          </table:table-cell>
          <table:table-cell office:value-type="float" office:value="18088">
            <text:p>18088</text:p>
          </table:table-cell>
          <table:table-cell office:value-type="float" office:value="47276">
            <text:p>47276</text:p>
          </table:table-cell>
          <table:table-cell office:value-type="float" office:value="136.875">
            <text:p>136.875</text:p>
          </table:table-cell>
          <table:table-cell office:value-type="float" office:value="603.25">
            <text:p>603.25</text:p>
          </table:table-cell>
          <table:table-cell office:value-type="float" office:value="1656.25">
            <text:p>1656.25</text:p>
          </table:table-cell>
          <table:table-cell office:value-type="float" office:value="0.0185845213849287">
            <text:p>0.0185845214</text:p>
          </table:table-cell>
          <table:table-cell office:value-type="float" office:value="0.0333508403361345">
            <text:p>0.0333508403</text:p>
          </table:table-cell>
          <table:table-cell office:value-type="float" office:value="0.0350336322869955">
            <text:p>0.0350336323</text:p>
          </table:table-cell>
          <table:table-cell office:value-type="float" office:value="1.06572277834006">
            <text:p>1.0657227783</text:p>
          </table:table-cell>
          <table:table-cell office:value-type="float" office:value="1.11890800713668">
            <text:p>1.1189080071</text:p>
          </table:table-cell>
          <table:table-cell office:value-type="float" office:value="1.12502332957128">
            <text:p>1.1250233296</text:p>
          </table:table-cell>
          <table:table-cell office:value-type="float" office:value="0">
            <text:p>0</text:p>
          </table:table-cell>
          <table:table-cell office:value-type="float" office:value="21.1281783443873">
            <text:p>21.1281783444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8085">
            <text:p>8085</text:p>
          </table:table-cell>
          <table:table-cell office:value-type="float" office:value="19392">
            <text:p>19392</text:p>
          </table:table-cell>
          <table:table-cell office:value-type="float" office:value="47064">
            <text:p>47064</text:p>
          </table:table-cell>
          <table:table-cell office:value-type="float" office:value="-3.75">
            <text:p>-3.75</text:p>
          </table:table-cell>
          <table:table-cell office:value-type="float" office:value="692">
            <text:p>692</text:p>
          </table:table-cell>
          <table:table-cell office:value-type="float" office:value="2173">
            <text:p>2173</text:p>
          </table:table-cell>
          <table:table-cell office:value-type="float" office:value="-0.000463821892393321">
            <text:p>-0.0004638219</text:p>
          </table:table-cell>
          <table:table-cell office:value-type="float" office:value="0.0356848184818482">
            <text:p>0.0356848185</text:p>
          </table:table-cell>
          <table:table-cell office:value-type="float" office:value="0.0461711711711712">
            <text:p>0.0461711712</text:p>
          </table:table-cell>
          <table:table-cell office:value-type="float" office:value="0.998377045032889">
            <text:p>0.998377045</text:p>
          </table:table-cell>
          <table:table-cell office:value-type="float" office:value="1.12739274097583">
            <text:p>1.127392741</text:p>
          </table:table-cell>
          <table:table-cell office:value-type="float" office:value="1.16577738211184">
            <text:p>1.1657773821</text:p>
          </table:table-cell>
          <table:table-cell office:value-type="float" office:value="0">
            <text:p>0</text:p>
          </table:table-cell>
          <table:table-cell office:value-type="float" office:value="19.7686959011708">
            <text:p>19.7686959012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7695">
            <text:p>7695</text:p>
          </table:table-cell>
          <table:table-cell office:value-type="float" office:value="19824">
            <text:p>19824</text:p>
          </table:table-cell>
          <table:table-cell office:value-type="float" office:value="55226">
            <text:p>55226</text:p>
          </table:table-cell>
          <table:table-cell office:value-type="float" office:value="-108.75">
            <text:p>-108.75</text:p>
          </table:table-cell>
          <table:table-cell office:value-type="float" office:value="28">
            <text:p>28</text:p>
          </table:table-cell>
          <table:table-cell office:value-type="float" office:value="1086.5">
            <text:p>1086.5</text:p>
          </table:table-cell>
          <table:table-cell office:value-type="float" office:value="-0.0141325536062378">
            <text:p>-0.0141325536</text:p>
          </table:table-cell>
          <table:table-cell office:value-type="float" office:value="0.00141242937853107">
            <text:p>0.0014124294</text:p>
          </table:table-cell>
          <table:table-cell office:value-type="float" office:value="0.0196737044145873">
            <text:p>0.0196737044</text:p>
          </table:table-cell>
          <table:table-cell office:value-type="float" office:value="0.950927531358177">
            <text:p>0.9509275314</text:p>
          </table:table-cell>
          <table:table-cell office:value-type="float" office:value="1.00494741294009">
            <text:p>1.0049474129</text:p>
          </table:table-cell>
          <table:table-cell office:value-type="float" office:value="1.06961659255603">
            <text:p>1.06961659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7650">
            <text:p>7650</text:p>
          </table:table-cell>
          <table:table-cell office:value-type="float" office:value="19964">
            <text:p>19964</text:p>
          </table:table-cell>
          <table:table-cell office:value-type="float" office:value="47170">
            <text:p>47170</text:p>
          </table:table-cell>
          <table:table-cell office:value-type="float" office:value="-132.125">
            <text:p>-132.125</text:p>
          </table:table-cell>
          <table:table-cell office:value-type="float" office:value="-136.25">
            <text:p>-136.25</text:p>
          </table:table-cell>
          <table:table-cell office:value-type="float" office:value="397.5">
            <text:p>397.5</text:p>
          </table:table-cell>
          <table:table-cell office:value-type="float" office:value="-0.0172712418300654">
            <text:p>-0.0172712418</text:p>
          </table:table-cell>
          <table:table-cell office:value-type="float" office:value="-0.00682478461230214">
            <text:p>-0.0068247846</text:p>
          </table:table-cell>
          <table:table-cell office:value-type="float" office:value="0.00842696629213483">
            <text:p>0.0084269663</text:p>
          </table:table-cell>
          <table:table-cell office:value-type="float" office:value="0.940135313351702">
            <text:p>0.9401353134</text:p>
          </table:table-cell>
          <table:table-cell office:value-type="float" office:value="0.976204546119551">
            <text:p>0.9762045461</text:p>
          </table:table-cell>
          <table:table-cell office:value-type="float" office:value="1.02963356899381">
            <text:p>1.0296335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7770">
            <text:p>7770</text:p>
          </table:table-cell>
          <table:table-cell office:value-type="float" office:value="20356">
            <text:p>20356</text:p>
          </table:table-cell>
          <table:table-cell office:value-type="float" office:value="49078">
            <text:p>49078</text:p>
          </table:table-cell>
          <table:table-cell office:value-type="float" office:value="96.625">
            <text:p>96.625</text:p>
          </table:table-cell>
          <table:table-cell office:value-type="float" office:value="424.875">
            <text:p>424.875</text:p>
          </table:table-cell>
          <table:table-cell office:value-type="float" office:value="1232.25">
            <text:p>1232.25</text:p>
          </table:table-cell>
          <table:table-cell office:value-type="float" office:value="0.0124356499356499">
            <text:p>0.0124356499</text:p>
          </table:table-cell>
          <table:table-cell office:value-type="float" office:value="0.0208722244055807">
            <text:p>0.0208722244</text:p>
          </table:table-cell>
          <table:table-cell office:value-type="float" office:value="0.0251079913606911">
            <text:p>0.0251079914</text:p>
          </table:table-cell>
          <table:table-cell office:value-type="float" office:value="1.04382787973785">
            <text:p>1.0438278797</text:p>
          </table:table-cell>
          <table:table-cell office:value-type="float" office:value="1.07390665893274">
            <text:p>1.0739066589</text:p>
          </table:table-cell>
          <table:table-cell office:value-type="float" office:value="1.08911357577355">
            <text:p>1.0891135758</text:p>
          </table:table-cell>
          <table:table-cell office:value-type="float" office:value="0">
            <text:p>0</text:p>
          </table:table-cell>
          <table:table-cell office:value-type="float" office:value="33.5544513022929">
            <text:p>33.5544513023</text:p>
          </table:table-cell>
          <table:table-cell office:value-type="float" office:value="27.9517773129238">
            <text:p>27.95177731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6915">
            <text:p>6915</text:p>
          </table:table-cell>
          <table:table-cell office:value-type="float" office:value="20240">
            <text:p>20240</text:p>
          </table:table-cell>
          <table:table-cell office:value-type="float" office:value="53848">
            <text:p>53848</text:p>
          </table:table-cell>
          <table:table-cell office:value-type="float" office:value="262">
            <text:p>262</text:p>
          </table:table-cell>
          <table:table-cell office:value-type="float" office:value="739.75">
            <text:p>739.75</text:p>
          </table:table-cell>
          <table:table-cell office:value-type="float" office:value="914.25">
            <text:p>914.25</text:p>
          </table:table-cell>
          <table:table-cell office:value-type="float" office:value="0.0378886478669559">
            <text:p>0.0378886479</text:p>
          </table:table-cell>
          <table:table-cell office:value-type="float" office:value="0.0365489130434783">
            <text:p>0.036548913</text:p>
          </table:table-cell>
          <table:table-cell office:value-type="float" office:value="0.0169783464566929">
            <text:p>0.0169783465</text:p>
          </table:table-cell>
          <table:table-cell office:value-type="float" office:value="1.13542394482323">
            <text:p>1.1354239448</text:p>
          </table:table-cell>
          <table:table-cell office:value-type="float" office:value="1.13053940881971">
            <text:p>1.1305394088</text:p>
          </table:table-cell>
          <table:table-cell office:value-type="float" office:value="1.0599892105253">
            <text:p>1.0599892105</text:p>
          </table:table-cell>
          <table:table-cell office:value-type="float" office:value="18.6387490345214">
            <text:p>18.6387490345</text:p>
          </table:table-cell>
          <table:table-cell office:value-type="float" office:value="19.3094192928574">
            <text:p>19.3094192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461">
            <text:p>461</text:p>
          </table:table-cell>
          <table:table-cell office:value-type="float" office:value="6750">
            <text:p>6750</text:p>
          </table:table-cell>
          <table:table-cell office:value-type="float" office:value="20130">
            <text:p>20130</text:p>
          </table:table-cell>
          <table:table-cell office:value-type="float" office:value="53636">
            <text:p>53636</text:p>
          </table:table-cell>
          <table:table-cell office:value-type="float" office:value="372.625">
            <text:p>372.625</text:p>
          </table:table-cell>
          <table:table-cell office:value-type="float" office:value="258.75">
            <text:p>258.75</text:p>
          </table:table-cell>
          <table:table-cell office:value-type="float" office:value="-145.75">
            <text:p>-145.75</text:p>
          </table:table-cell>
          <table:table-cell office:value-type="float" office:value="0.0552037037037037">
            <text:p>0.0552037037</text:p>
          </table:table-cell>
          <table:table-cell office:value-type="float" office:value="0.0128539493293592">
            <text:p>0.0128539493</text:p>
          </table:table-cell>
          <table:table-cell office:value-type="float" office:value="-0.00271739130434783">
            <text:p>-0.0027173913</text:p>
          </table:table-cell>
          <table:table-cell office:value-type="float" office:value="1.19918596281207">
            <text:p>1.1991859628</text:p>
          </table:table-cell>
          <table:table-cell office:value-type="float" office:value="1.04531266171895">
            <text:p>1.0453126617</text:p>
          </table:table-cell>
          <table:table-cell office:value-type="float" office:value="0.990503603497164">
            <text:p>0.9905036035</text:p>
          </table:table-cell>
          <table:table-cell office:value-type="float" office:value="12.899641622423">
            <text:p>12.8996416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552">
            <text:p>552</text:p>
          </table:table-cell>
          <table:table-cell office:value-type="float" office:value="6533">
            <text:p>6533</text:p>
          </table:table-cell>
          <table:table-cell office:value-type="float" office:value="19980">
            <text:p>19980</text:p>
          </table:table-cell>
          <table:table-cell office:value-type="float" office:value="52614">
            <text:p>52614</text:p>
          </table:table-cell>
          <table:table-cell office:value-type="float" office:value="338.25">
            <text:p>338.25</text:p>
          </table:table-cell>
          <table:table-cell office:value-type="float" office:value="558.75">
            <text:p>558.75</text:p>
          </table:table-cell>
          <table:table-cell office:value-type="float" office:value="1471.375">
            <text:p>1471.375</text:p>
          </table:table-cell>
          <table:table-cell office:value-type="float" office:value="0.051775600795959">
            <text:p>0.0517756008</text:p>
          </table:table-cell>
          <table:table-cell table:number-columns-repeated="2" office:value-type="float" office:value="0.0279654654654655">
            <text:p>0.0279654655</text:p>
          </table:table-cell>
          <table:table-cell office:value-type="float" office:value="1.18646879994791">
            <text:p>1.1864687999</text:p>
          </table:table-cell>
          <table:table-cell table:number-columns-repeated="2" office:value-type="float" office:value="1.09941198095618">
            <text:p>1.099411981</text:p>
          </table:table-cell>
          <table:table-cell office:value-type="float" office:value="13.7311834767773">
            <text:p>13.7311834768</text:p>
          </table:table-cell>
          <table:table-cell table:number-columns-repeated="2" office:value-type="float" office:value="25.1308071345182">
            <text:p>25.130807134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558">
            <text:p>558</text:p>
          </table:table-cell>
          <table:table-cell office:value-type="float" office:value="8138">
            <text:p>8138</text:p>
          </table:table-cell>
          <table:table-cell office:value-type="float" office:value="22275">
            <text:p>22275</text:p>
          </table:table-cell>
          <table:table-cell office:value-type="float" office:value="57275">
            <text:p>57275</text:p>
          </table:table-cell>
          <table:table-cell office:value-type="float" office:value="384.75">
            <text:p>384.75</text:p>
          </table:table-cell>
          <table:table-cell office:value-type="float" office:value="1201.125">
            <text:p>1201.125</text:p>
          </table:table-cell>
          <table:table-cell office:value-type="float" office:value="701.125">
            <text:p>701.125</text:p>
          </table:table-cell>
          <table:table-cell office:value-type="float" office:value="0.0472782010321946">
            <text:p>0.047278201</text:p>
          </table:table-cell>
          <table:table-cell office:value-type="float" office:value="0.0539225589225589">
            <text:p>0.0539225589</text:p>
          </table:table-cell>
          <table:table-cell office:value-type="float" office:value="0.0122413793103448">
            <text:p>0.0122413793</text:p>
          </table:table-cell>
          <table:table-cell office:value-type="float" office:value="1.16985475106665">
            <text:p>1.1698547511</text:p>
          </table:table-cell>
          <table:table-cell office:value-type="float" office:value="1.19442793525604">
            <text:p>1.1944279353</text:p>
          </table:table-cell>
          <table:table-cell office:value-type="float" office:value="1.04313853626635">
            <text:p>1.0431385363</text:p>
          </table:table-cell>
          <table:table-cell office:value-type="float" office:value="15.0049365830294">
            <text:p>15.004936583</text:p>
          </table:table-cell>
          <table:table-cell office:value-type="float" office:value="13.1980335663703">
            <text:p>13.1980335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9220">
            <text:p>9220</text:p>
          </table:table-cell>
          <table:table-cell office:value-type="float" office:value="23076">
            <text:p>23076</text:p>
          </table:table-cell>
          <table:table-cell office:value-type="float" office:value="55932">
            <text:p>55932</text:p>
          </table:table-cell>
          <table:table-cell office:value-type="float" office:value="-211.25">
            <text:p>-211.25</text:p>
          </table:table-cell>
          <table:table-cell office:value-type="float" office:value="1002.25">
            <text:p>1002.25</text:p>
          </table:table-cell>
          <table:table-cell office:value-type="float" office:value="79">
            <text:p>79</text:p>
          </table:table-cell>
          <table:table-cell office:value-type="float" office:value="-0.022912147505423">
            <text:p>-0.0229121475</text:p>
          </table:table-cell>
          <table:table-cell office:value-type="float" office:value="0.0434325706361588">
            <text:p>0.0434325706</text:p>
          </table:table-cell>
          <table:table-cell office:value-type="float" office:value="0.00141242937853107">
            <text:p>0.0014124294</text:p>
          </table:table-cell>
          <table:table-cell office:value-type="float" office:value="0.920836418077508">
            <text:p>0.9208364181</text:p>
          </table:table-cell>
          <table:table-cell office:value-type="float" office:value="1.155711318083">
            <text:p>1.1557113181</text:p>
          </table:table-cell>
          <table:table-cell office:value-type="float" office:value="1.00494741294009">
            <text:p>1.0049474129</text:p>
          </table:table-cell>
          <table:table-cell office:value-type="float" office:value="-29.9044757551255">
            <text:p>-29.9044757551</text:p>
          </table:table-cell>
          <table:table-cell office:value-type="float" office:value="16.3032740908629">
            <text:p>16.30327409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9000">
            <text:p>9000</text:p>
          </table:table-cell>
          <table:table-cell office:value-type="float" office:value="24199">
            <text:p>24199</text:p>
          </table:table-cell>
          <table:table-cell office:value-type="float" office:value="56327">
            <text:p>56327</text:p>
          </table:table-cell>
          <table:table-cell office:value-type="float" office:value="-193.5">
            <text:p>-193.5</text:p>
          </table:table-cell>
          <table:table-cell office:value-type="float" office:value="926">
            <text:p>926</text:p>
          </table:table-cell>
          <table:table-cell office:value-type="float" office:value="-2">
            <text:p>-2</text:p>
          </table:table-cell>
          <table:table-cell office:value-type="float" office:value="-0.0215">
            <text:p>-0.0215</text:p>
          </table:table-cell>
          <table:table-cell office:value-type="float" office:value="0.0382660440514071">
            <text:p>0.0382660441</text:p>
          </table:table-cell>
          <table:table-cell table:style-name="ce17" office:value-type="float" office:value="-0.0000355069504855575">
            <text:p>-3.55E-005</text:p>
          </table:table-cell>
          <table:table-cell office:value-type="float" office:value="0.92565601">
            <text:p>0.92565601</text:p>
          </table:table-cell>
          <table:table-cell office:value-type="float" office:value="1.13680116282952">
            <text:p>1.1368011628</text:p>
          </table:table-cell>
          <table:table-cell office:value-type="float" office:value="0.999875728144358">
            <text:p>0.9998757281</text:p>
          </table:table-cell>
          <table:table-cell office:value-type="float" office:value="-31.8915747330824">
            <text:p>-31.8915747331</text:p>
          </table:table-cell>
          <table:table-cell office:value-type="float" office:value="18.4583015498234">
            <text:p>18.4583015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606">
            <text:p>606</text:p>
          </table:table-cell>
          <table:table-cell office:value-type="float" office:value="9006">
            <text:p>9006</text:p>
          </table:table-cell>
          <table:table-cell office:value-type="float" office:value="23354">
            <text:p>23354</text:p>
          </table:table-cell>
          <table:table-cell office:value-type="float" office:value="57433">
            <text:p>57433</text:p>
          </table:table-cell>
          <table:table-cell office:value-type="float" office:value="-47.125">
            <text:p>-47.125</text:p>
          </table:table-cell>
          <table:table-cell office:value-type="float" office:value="85">
            <text:p>85</text:p>
          </table:table-cell>
          <table:table-cell office:value-type="float" office:value="891.875">
            <text:p>891.875</text:p>
          </table:table-cell>
          <table:table-cell office:value-type="float" office:value="-0.00523262269598046">
            <text:p>-0.0052326227</text:p>
          </table:table-cell>
          <table:table-cell office:value-type="float" office:value="0.00363963346750021">
            <text:p>0.0036396335</text:p>
          </table:table-cell>
          <table:table-cell office:value-type="float" office:value="0.0155289641843539">
            <text:p>0.0155289642</text:p>
          </table:table-cell>
          <table:table-cell office:value-type="float" office:value="0.981739486031014">
            <text:p>0.981739486</text:p>
          </table:table-cell>
          <table:table-cell office:value-type="float" office:value="1.01276468112254">
            <text:p>1.0127646811</text:p>
          </table:table-cell>
          <table:table-cell office:value-type="float" office:value="1.05482402615337">
            <text:p>1.0548240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9433">
            <text:p>9433</text:p>
          </table:table-cell>
          <table:table-cell office:value-type="float" office:value="23275">
            <text:p>23275</text:p>
          </table:table-cell>
          <table:table-cell office:value-type="float" office:value="53795">
            <text:p>53795</text:p>
          </table:table-cell>
          <table:table-cell office:value-type="float" office:value="112.875">
            <text:p>112.875</text:p>
          </table:table-cell>
          <table:table-cell office:value-type="float" office:value="-458.2">
            <text:p>-458.2</text:p>
          </table:table-cell>
          <table:table-cell office:value-type="float" office:value="1777">
            <text:p>1777</text:p>
          </table:table-cell>
          <table:table-cell office:value-type="float" office:value="0.011965970528994">
            <text:p>0.0119659705</text:p>
          </table:table-cell>
          <table:table-cell office:value-type="float" office:value="-0.0196863587540279">
            <text:p>-0.0196863588</text:p>
          </table:table-cell>
          <table:table-cell office:value-type="float" office:value="0.0330328097406822">
            <text:p>0.0330328097</text:p>
          </table:table-cell>
          <table:table-cell office:value-type="float" office:value="1.04216153837485">
            <text:p>1.0421615384</text:p>
          </table:table-cell>
          <table:table-cell office:value-type="float" office:value="0.931857347694047">
            <text:p>0.9318573477</text:p>
          </table:table-cell>
          <table:table-cell office:value-type="float" office:value="1.11775352047034">
            <text:p>1.1177535205</text:p>
          </table:table-cell>
          <table:table-cell table:number-columns-repeated="2" office:value-type="float" office:value="0">
            <text:p>0</text:p>
          </table:table-cell>
          <table:table-cell office:value-type="float" office:value="21.3282938094006">
            <text:p>21.328293809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9090">
            <text:p>9090</text:p>
          </table:table-cell>
          <table:table-cell office:value-type="float" office:value="22500">
            <text:p>22500</text:p>
          </table:table-cell>
          <table:table-cell office:value-type="float" office:value="53848">
            <text:p>53848</text:p>
          </table:table-cell>
          <table:table-cell office:value-type="float" office:value="291.857142857143">
            <text:p>291.8571428571</text:p>
          </table:table-cell>
          <table:table-cell office:value-type="float" office:value="67.5">
            <text:p>67.5</text:p>
          </table:table-cell>
          <table:table-cell office:value-type="float" office:value="2068.71428571429">
            <text:p>2068.7142857143</text:p>
          </table:table-cell>
          <table:table-cell office:value-type="float" office:value="0.0321074964639321">
            <text:p>0.0321074965</text:p>
          </table:table-cell>
          <table:table-cell office:value-type="float" office:value="0.003">
            <text:p>0.003</text:p>
          </table:table-cell>
          <table:table-cell office:value-type="float" office:value="0.0384176624148397">
            <text:p>0.0384176624</text:p>
          </table:table-cell>
          <table:table-cell office:value-type="float" office:value="1.11439678462896">
            <text:p>1.1143967846</text:p>
          </table:table-cell>
          <table:table-cell office:value-type="float" office:value="1.01051764">
            <text:p>1.01051764</text:p>
          </table:table-cell>
          <table:table-cell office:value-type="float" office:value="1.13735461535136">
            <text:p>1.1373546154</text:p>
          </table:table-cell>
          <table:table-cell office:value-type="float" office:value="21.9330766569616">
            <text:p>21.933076657</text:p>
          </table:table-cell>
          <table:table-cell office:value-type="float" office:value="0">
            <text:p>0</text:p>
          </table:table-cell>
          <table:table-cell office:value-type="float" office:value="18.3868051792994">
            <text:p>18.386805179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8712">
            <text:p>8712</text:p>
          </table:table-cell>
          <table:table-cell office:value-type="float" office:value="22185">
            <text:p>22185</text:p>
          </table:table-cell>
          <table:table-cell office:value-type="float" office:value="52993">
            <text:p>52993</text:p>
          </table:table-cell>
          <table:table-cell office:value-type="float" office:value="377.166666666667">
            <text:p>377.1666666667</text:p>
          </table:table-cell>
          <table:table-cell office:value-type="float" office:value="106.6">
            <text:p>106.6</text:p>
          </table:table-cell>
          <table:table-cell office:value-type="float" office:value="2030.66666666667">
            <text:p>2030.6666666667</text:p>
          </table:table-cell>
          <table:table-cell office:value-type="float" office:value="0.0432927762473217">
            <text:p>0.0432927762</text:p>
          </table:table-cell>
          <table:table-cell office:value-type="float" office:value="0.00480504845616407">
            <text:p>0.0048050485</text:p>
          </table:table-cell>
          <table:table-cell office:value-type="float" office:value="0.0383195264783399">
            <text:p>0.0383195265</text:p>
          </table:table-cell>
          <table:table-cell office:value-type="float" office:value="1.15519827523702">
            <text:p>1.1551982752</text:p>
          </table:table-cell>
          <table:table-cell office:value-type="float" office:value="1.01686292303828">
            <text:p>1.016862923</text:p>
          </table:table-cell>
          <table:table-cell office:value-type="float" office:value="1.13699637944886">
            <text:p>1.1369963794</text:p>
          </table:table-cell>
          <table:table-cell office:value-type="float" office:value="16.3548146874519">
            <text:p>16.3548146875</text:p>
          </table:table-cell>
          <table:table-cell office:value-type="float" office:value="0">
            <text:p>0</text:p>
          </table:table-cell>
          <table:table-cell office:value-type="float" office:value="18.4330170730275">
            <text:p>18.43301707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725">
            <text:p>725</text:p>
          </table:table-cell>
          <table:table-cell office:value-type="float" office:value="8786">
            <text:p>8786</text:p>
          </table:table-cell>
          <table:table-cell office:value-type="float" office:value="24774">
            <text:p>24774</text:p>
          </table:table-cell>
          <table:table-cell office:value-type="float" office:value="59749">
            <text:p>59749</text:p>
          </table:table-cell>
          <table:table-cell office:value-type="float" office:value="0">
            <text:p>0</text:p>
          </table:table-cell>
          <table:table-cell office:value-type="float" office:value="1030.6">
            <text:p>1030.6</text:p>
          </table:table-cell>
          <table:table-cell office:value-type="float" office:value="2215.6">
            <text:p>2215.6</text:p>
          </table:table-cell>
          <table:table-cell office:value-type="float" office:value="0">
            <text:p>0</text:p>
          </table:table-cell>
          <table:table-cell office:value-type="float" office:value="0.0416000645838379">
            <text:p>0.0416000646</text:p>
          </table:table-cell>
          <table:table-cell office:value-type="float" office:value="0.0370817921638856">
            <text:p>0.0370817922</text:p>
          </table:table-cell>
          <table:table-cell office:value-type="float" office:value="0.94">
            <text:p>0.94</text:p>
          </table:table-cell>
          <table:table-cell office:value-type="float" office:value="1.14899213417526">
            <text:p>1.1489921342</text:p>
          </table:table-cell>
          <table:table-cell office:value-type="float" office:value="1.13248138882137">
            <text:p>1.1324813888</text:p>
          </table:table-cell>
          <table:table-cell office:value-type="float" office:value="0">
            <text:p>0</text:p>
          </table:table-cell>
          <table:table-cell office:value-type="float" office:value="17.0063853503503">
            <text:p>17.0063853504</text:p>
          </table:table-cell>
          <table:table-cell office:value-type="float" office:value="19.0368566784573">
            <text:p>19.036856678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8638">
            <text:p>8638</text:p>
          </table:table-cell>
          <table:table-cell office:value-type="float" office:value="26041">
            <text:p>26041</text:p>
          </table:table-cell>
          <table:table-cell office:value-type="float" office:value="68511">
            <text:p>68511</text:p>
          </table:table-cell>
          <table:table-cell table:number-columns-repeated="2" office:value-type="float" office:value="0">
            <text:p>0</text:p>
          </table:table-cell>
          <table:table-cell office:value-type="float" office:value="3757">
            <text:p>37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8379092408518">
            <text:p>0.0548379092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  <table:table-cell office:value-type="float" office:value="1.1978267870712">
            <text:p>1.1978267871</text:p>
          </table:table-cell>
          <table:table-cell table:number-columns-repeated="2" office:value-type="float" office:value="0">
            <text:p>0</text:p>
          </table:table-cell>
          <table:table-cell office:value-type="float" office:value="12.983417175281">
            <text:p>12.983417175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8492">
            <text:p>8492</text:p>
          </table:table-cell>
          <table:table-cell office:value-type="float" office:value="26487">
            <text:p>26487</text:p>
          </table:table-cell>
          <table:table-cell office:value-type="float" office:value="71661">
            <text:p>71661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8349">
            <text:p>8349</text:p>
          </table:table-cell>
          <table:table-cell office:value-type="float" office:value="27020">
            <text:p>27020</text:p>
          </table:table-cell>
          <table:table-cell office:value-type="float" office:value="75038">
            <text:p>75038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6.5">
            <text:p>86.5</text:p>
          </table:table-cell>
          <table:table-cell office:value-type="float" office:value="6248">
            <text:p>6248</text:p>
          </table:table-cell>
          <table:table-cell office:value-type="float" office:value="18456">
            <text:p>18456</text:p>
          </table:table-cell>
          <table:table-cell office:value-type="float" office:value="24.7375">
            <text:p>24.7375</text:p>
          </table:table-cell>
          <table:table-cell table:number-columns-repeated="3" office:value-type="float" office:value="5">
            <text:p>5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15">
            <text:p>1015</text:p>
          </table:table-cell>
          <table:table-cell office:value-type="float" office:value="8208">
            <text:p>8208</text:p>
          </table:table-cell>
          <table:table-cell office:value-type="float" office:value="27650">
            <text:p>27650</text:p>
          </table:table-cell>
          <table:table-cell office:value-type="float" office:value="78575">
            <text:p>78575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7">
            <text:p>97</text:p>
          </table:table-cell>
          <table:table-cell office:value-type="float" office:value="6310.33333333333">
            <text:p>6310.3333333333</text:p>
          </table:table-cell>
          <table:table-cell office:value-type="float" office:value="19192">
            <text:p>19192</text:p>
          </table:table-cell>
          <table:table-cell office:value-type="float" office:value="22.3933333333333">
            <text:p>22.39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450">
            <text:p>450</text:p>
          </table:table-cell>
          <table:table-cell table:number-columns-repeated="2" office:value-type="float" office:value="1016">
            <text:p>1016</text:p>
          </table:table-cell>
          <table:table-cell office:value-type="float" office:value="8069">
            <text:p>8069</text:p>
          </table:table-cell>
          <table:table-cell office:value-type="float" office:value="28343">
            <text:p>28343</text:p>
          </table:table-cell>
          <table:table-cell office:value-type="float" office:value="82279">
            <text:p>82279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6" table:number-columns-repeated="3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06">
            <text:p>1.06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.2">
            <text:p>5.2</text:p>
          </table:table-cell>
          <table:table-cell office:value-type="float" office:value="9.3">
            <text:p>9.3</text:p>
          </table:table-cell>
          <table:table-cell office:value-type="float" office:value="19.9">
            <text:p>19.9</text:p>
          </table:table-cell>
          <table:table-cell office:value-type="float" office:value="5071">
            <text:p>5071</text:p>
          </table:table-cell>
          <table:table-cell office:value-type="float" office:value="7225">
            <text:p>7225</text:p>
          </table:table-cell>
          <table:table-cell office:value-type="float" office:value="11607">
            <text:p>116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0:56.73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765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853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96">
                <text:p>996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1">
                <text:p>1181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74">
                <text:p>1174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28">
                <text:p>1228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46">
                <text:p>1346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94">
                <text:p>794</text:p>
              </table:table-cell>
              <table:table-cell office:value-type="float" office:value="1583">
                <text:p>1583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42">
                <text:p>842</text:p>
              </table:table-cell>
              <table:table-cell office:value-type="float" office:value="1786">
                <text:p>1786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70">
                <text:p>770</text:p>
              </table:table-cell>
              <table:table-cell office:value-type="float" office:value="1668">
                <text:p>166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74">
                <text:p>874</text:p>
              </table:table-cell>
              <table:table-cell office:value-type="float" office:value="1855">
                <text:p>1855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66">
                <text:p>1066</text:p>
              </table:table-cell>
              <table:table-cell office:value-type="float" office:value="1995">
                <text:p>1995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55">
                <text:p>1055</text:p>
              </table:table-cell>
              <table:table-cell office:value-type="float" office:value="2242">
                <text:p>2242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22">
                <text:p>1122</text:p>
              </table:table-cell>
              <table:table-cell office:value-type="float" office:value="2112">
                <text:p>2112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80">
                <text:p>1180</text:p>
              </table:table-cell>
              <table:table-cell office:value-type="float" office:value="2286">
                <text:p>228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08">
                <text:p>1408</text:p>
              </table:table-cell>
              <table:table-cell office:value-type="float" office:value="2642">
                <text:p>2642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38">
                <text:p>1538</text:p>
              </table:table-cell>
              <table:table-cell office:value-type="float" office:value="2811">
                <text:p>2811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44">
                <text:p>1644</text:p>
              </table:table-cell>
              <table:table-cell office:value-type="float" office:value="2827">
                <text:p>2827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02">
                <text:p>1802</text:p>
              </table:table-cell>
              <table:table-cell office:value-type="float" office:value="3145">
                <text:p>3145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56">
                <text:p>1856</text:p>
              </table:table-cell>
              <table:table-cell office:value-type="float" office:value="3176">
                <text:p>3176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135">
                <text:p>2135</text:p>
              </table:table-cell>
              <table:table-cell office:value-type="float" office:value="3487">
                <text:p>3487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92">
                <text:p>1792</text:p>
              </table:table-cell>
              <table:table-cell office:value-type="float" office:value="3440">
                <text:p>3440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2060">
                <text:p>2060</text:p>
              </table:table-cell>
              <table:table-cell office:value-type="float" office:value="3900">
                <text:p>3900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03">
                <text:p>2103</text:p>
              </table:table-cell>
              <table:table-cell office:value-type="float" office:value="3970">
                <text:p>3970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68">
                <text:p>2268</text:p>
              </table:table-cell>
              <table:table-cell office:value-type="float" office:value="4212">
                <text:p>4212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78">
                <text:p>2478</text:p>
              </table:table-cell>
              <table:table-cell office:value-type="float" office:value="4595">
                <text:p>4595</text:p>
              </table:table-cell>
              <table:table-cell office:value-type="float" office:value="9515">
                <text:p>951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38">
                <text:p>2738</text:p>
              </table:table-cell>
              <table:table-cell office:value-type="float" office:value="4890">
                <text:p>4890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948">
                <text:p>2948</text:p>
              </table:table-cell>
              <table:table-cell office:value-type="float" office:value="5223">
                <text:p>5223</text:p>
              </table:table-cell>
              <table:table-cell office:value-type="float" office:value="9127">
                <text:p>912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30">
                <text:p>2930</text:p>
              </table:table-cell>
              <table:table-cell office:value-type="float" office:value="5505">
                <text:p>5505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60">
                <text:p>3060</text:p>
              </table:table-cell>
              <table:table-cell office:value-type="float" office:value="5392">
                <text:p>5392</text:p>
              </table:table-cell>
              <table:table-cell office:value-type="float" office:value="9039">
                <text:p>9039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588">
                <text:p>3588</text:p>
              </table:table-cell>
              <table:table-cell office:value-type="float" office:value="6004">
                <text:p>6004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896">
                <text:p>3896</text:p>
              </table:table-cell>
              <table:table-cell office:value-type="float" office:value="6255">
                <text:p>6255</text:p>
              </table:table-cell>
              <table:table-cell office:value-type="float" office:value="12179">
                <text:p>1217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52">
                <text:p>4152</text:p>
              </table:table-cell>
              <table:table-cell office:value-type="float" office:value="6906">
                <text:p>6906</text:p>
              </table:table-cell>
              <table:table-cell office:value-type="float" office:value="11712">
                <text:p>1171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270">
                <text:p>4270</text:p>
              </table:table-cell>
              <table:table-cell office:value-type="float" office:value="6518">
                <text:p>6518</text:p>
              </table:table-cell>
              <table:table-cell office:value-type="float" office:value="12503">
                <text:p>1250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540">
                <text:p>4540</text:p>
              </table:table-cell>
              <table:table-cell office:value-type="float" office:value="7450">
                <text:p>7450</text:p>
              </table:table-cell>
              <table:table-cell office:value-type="float" office:value="14236">
                <text:p>1423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05">
                <text:p>4305</text:p>
              </table:table-cell>
              <table:table-cell office:value-type="float" office:value="7582">
                <text:p>7582</text:p>
              </table:table-cell>
              <table:table-cell office:value-type="float" office:value="14659">
                <text:p>1465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45">
                <text:p>4645</text:p>
              </table:table-cell>
              <table:table-cell office:value-type="float" office:value="8031">
                <text:p>8031</text:p>
              </table:table-cell>
              <table:table-cell office:value-type="float" office:value="14499">
                <text:p>1449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752">
                <text:p>4752</text:p>
              </table:table-cell>
              <table:table-cell office:value-type="float" office:value="8230">
                <text:p>8230</text:p>
              </table:table-cell>
              <table:table-cell office:value-type="float" office:value="16407">
                <text:p>1640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16">
                <text:p>4816</text:p>
              </table:table-cell>
              <table:table-cell office:value-type="float" office:value="9090">
                <text:p>9090</text:p>
              </table:table-cell>
              <table:table-cell office:value-type="float" office:value="17485">
                <text:p>1748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23">
                <text:p>5523</text:p>
              </table:table-cell>
              <table:table-cell office:value-type="float" office:value="9818">
                <text:p>9818</text:p>
              </table:table-cell>
              <table:table-cell office:value-type="float" office:value="18960">
                <text:p>1896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80">
                <text:p>5880</text:p>
              </table:table-cell>
              <table:table-cell office:value-type="float" office:value="10352">
                <text:p>10352</text:p>
              </table:table-cell>
              <table:table-cell office:value-type="float" office:value="18775">
                <text:p>1877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81">
                <text:p>5781</text:p>
              </table:table-cell>
              <table:table-cell office:value-type="float" office:value="10651">
                <text:p>10651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44">
                <text:p>6344</text:p>
              </table:table-cell>
              <table:table-cell office:value-type="float" office:value="11186">
                <text:p>11186</text:p>
              </table:table-cell>
              <table:table-cell office:value-type="float" office:value="18123">
                <text:p>1812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64">
                <text:p>6864</text:p>
              </table:table-cell>
              <table:table-cell office:value-type="float" office:value="12148">
                <text:p>12148</text:p>
              </table:table-cell>
              <table:table-cell office:value-type="float" office:value="18258">
                <text:p>1825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44">
                <text:p>7544</text:p>
              </table:table-cell>
              <table:table-cell office:value-type="float" office:value="12564">
                <text:p>12564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28">
                <text:p>8128</text:p>
              </table:table-cell>
              <table:table-cell office:value-type="float" office:value="11126">
                <text:p>11126</text:p>
              </table:table-cell>
              <table:table-cell office:value-type="float" office:value="16690">
                <text:p>1669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658">
                <text:p>8658</text:p>
              </table:table-cell>
              <table:table-cell office:value-type="float" office:value="11624">
                <text:p>11624</text:p>
              </table:table-cell>
              <table:table-cell office:value-type="float" office:value="17477">
                <text:p>1747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398">
                <text:p>8398</text:p>
              </table:table-cell>
              <table:table-cell office:value-type="float" office:value="12561">
                <text:p>12561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64">
                <text:p>9264</text:p>
              </table:table-cell>
              <table:table-cell office:value-type="float" office:value="12240">
                <text:p>12240</text:p>
              </table:table-cell>
              <table:table-cell office:value-type="float" office:value="18486">
                <text:p>1848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16">
                <text:p>8316</text:p>
              </table:table-cell>
              <table:table-cell office:value-type="float" office:value="11459">
                <text:p>11459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290">
                <text:p>8290</text:p>
              </table:table-cell>
              <table:table-cell office:value-type="float" office:value="12320">
                <text:p>12320</text:p>
              </table:table-cell>
              <table:table-cell office:value-type="float" office:value="20619">
                <text:p>2061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018">
                <text:p>8018</text:p>
              </table:table-cell>
              <table:table-cell office:value-type="float" office:value="12728">
                <text:p>12728</text:p>
              </table:table-cell>
              <table:table-cell office:value-type="float" office:value="23744">
                <text:p>237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182">
                <text:p>7182</text:p>
              </table:table-cell>
              <table:table-cell office:value-type="float" office:value="12546">
                <text:p>12546</text:p>
              </table:table-cell>
              <table:table-cell office:value-type="float" office:value="25816">
                <text:p>2581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189">
                <text:p>8189</text:p>
              </table:table-cell>
              <table:table-cell office:value-type="float" office:value="13832">
                <text:p>13832</text:p>
              </table:table-cell>
              <table:table-cell office:value-type="float" office:value="24976">
                <text:p>2497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8180">
                <text:p>8180</text:p>
              </table:table-cell>
              <table:table-cell office:value-type="float" office:value="14103">
                <text:p>14103</text:p>
              </table:table-cell>
              <table:table-cell office:value-type="float" office:value="26288">
                <text:p>2628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7668">
                <text:p>7668</text:p>
              </table:table-cell>
              <table:table-cell office:value-type="float" office:value="14760">
                <text:p>14760</text:p>
              </table:table-cell>
              <table:table-cell office:value-type="float" office:value="30952">
                <text:p>3095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6675">
                <text:p>6675</text:p>
              </table:table-cell>
              <table:table-cell office:value-type="float" office:value="15674">
                <text:p>15674</text:p>
              </table:table-cell>
              <table:table-cell office:value-type="float" office:value="35828">
                <text:p>358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945">
                <text:p>6945</text:p>
              </table:table-cell>
              <table:table-cell office:value-type="float" office:value="15994">
                <text:p>15994</text:p>
              </table:table-cell>
              <table:table-cell office:value-type="float" office:value="36464">
                <text:p>3646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620">
                <text:p>7620</text:p>
              </table:table-cell>
              <table:table-cell office:value-type="float" office:value="17480">
                <text:p>17480</text:p>
              </table:table-cell>
              <table:table-cell office:value-type="float" office:value="44944">
                <text:p>449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590">
                <text:p>7590</text:p>
              </table:table-cell>
              <table:table-cell office:value-type="float" office:value="18744">
                <text:p>18744</text:p>
              </table:table-cell>
              <table:table-cell office:value-type="float" office:value="48866">
                <text:p>4886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365">
                <text:p>7365</text:p>
              </table:table-cell>
              <table:table-cell office:value-type="float" office:value="18088">
                <text:p>18088</text:p>
              </table:table-cell>
              <table:table-cell office:value-type="float" office:value="47276">
                <text:p>4727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8085">
                <text:p>8085</text:p>
              </table:table-cell>
              <table:table-cell office:value-type="float" office:value="19392">
                <text:p>19392</text:p>
              </table:table-cell>
              <table:table-cell office:value-type="float" office:value="47064">
                <text:p>4706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7695">
                <text:p>7695</text:p>
              </table:table-cell>
              <table:table-cell office:value-type="float" office:value="19824">
                <text:p>19824</text:p>
              </table:table-cell>
              <table:table-cell office:value-type="float" office:value="55226">
                <text:p>5522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650">
                <text:p>7650</text:p>
              </table:table-cell>
              <table:table-cell office:value-type="float" office:value="19964">
                <text:p>19964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770">
                <text:p>7770</text:p>
              </table:table-cell>
              <table:table-cell office:value-type="float" office:value="20356">
                <text:p>20356</text:p>
              </table:table-cell>
              <table:table-cell office:value-type="float" office:value="49078">
                <text:p>4907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6915">
                <text:p>6915</text:p>
              </table:table-cell>
              <table:table-cell office:value-type="float" office:value="20240">
                <text:p>20240</text:p>
              </table:table-cell>
              <table:table-cell office:value-type="float" office:value="53848">
                <text:p>5384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6750">
                <text:p>6750</text:p>
              </table:table-cell>
              <table:table-cell office:value-type="float" office:value="20130">
                <text:p>20130</text:p>
              </table:table-cell>
              <table:table-cell office:value-type="float" office:value="53636">
                <text:p>5363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6533">
                <text:p>6533</text:p>
              </table:table-cell>
              <table:table-cell office:value-type="float" office:value="19980">
                <text:p>19980</text:p>
              </table:table-cell>
              <table:table-cell office:value-type="float" office:value="52614">
                <text:p>5261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8138">
                <text:p>8138</text:p>
              </table:table-cell>
              <table:table-cell office:value-type="float" office:value="22275">
                <text:p>22275</text:p>
              </table:table-cell>
              <table:table-cell office:value-type="float" office:value="57275">
                <text:p>572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9220">
                <text:p>9220</text:p>
              </table:table-cell>
              <table:table-cell office:value-type="float" office:value="23076">
                <text:p>23076</text:p>
              </table:table-cell>
              <table:table-cell office:value-type="float" office:value="55932">
                <text:p>5593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9000">
                <text:p>9000</text:p>
              </table:table-cell>
              <table:table-cell office:value-type="float" office:value="24199">
                <text:p>24199</text:p>
              </table:table-cell>
              <table:table-cell office:value-type="float" office:value="56327">
                <text:p>563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9006">
                <text:p>9006</text:p>
              </table:table-cell>
              <table:table-cell office:value-type="float" office:value="23354">
                <text:p>23354</text:p>
              </table:table-cell>
              <table:table-cell office:value-type="float" office:value="57433">
                <text:p>5743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9433">
                <text:p>9433</text:p>
              </table:table-cell>
              <table:table-cell office:value-type="float" office:value="23275">
                <text:p>23275</text:p>
              </table:table-cell>
              <table:table-cell office:value-type="float" office:value="53795">
                <text:p>5379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090">
                <text:p>9090</text:p>
              </table:table-cell>
              <table:table-cell office:value-type="float" office:value="22500">
                <text:p>22500</text:p>
              </table:table-cell>
              <table:table-cell office:value-type="float" office:value="53848">
                <text:p>5384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8712">
                <text:p>8712</text:p>
              </table:table-cell>
              <table:table-cell office:value-type="float" office:value="22185">
                <text:p>22185</text:p>
              </table:table-cell>
              <table:table-cell office:value-type="float" office:value="52993">
                <text:p>5299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786">
                <text:p>8786</text:p>
              </table:table-cell>
              <table:table-cell office:value-type="float" office:value="24774">
                <text:p>24774</text:p>
              </table:table-cell>
              <table:table-cell office:value-type="float" office:value="59749">
                <text:p>5974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638">
                <text:p>8638</text:p>
              </table:table-cell>
              <table:table-cell office:value-type="float" office:value="26041">
                <text:p>26041</text:p>
              </table:table-cell>
              <table:table-cell office:value-type="float" office:value="68511">
                <text:p>68511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492">
                <text:p>8492</text:p>
              </table:table-cell>
              <table:table-cell office:value-type="float" office:value="26487">
                <text:p>26487</text:p>
              </table:table-cell>
              <table:table-cell office:value-type="float" office:value="71661">
                <text:p>7166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8349">
                <text:p>8349</text:p>
              </table:table-cell>
              <table:table-cell office:value-type="float" office:value="27020">
                <text:p>27020</text:p>
              </table:table-cell>
              <table:table-cell office:value-type="float" office:value="75038">
                <text:p>7503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8208">
                <text:p>8208</text:p>
              </table:table-cell>
              <table:table-cell office:value-type="float" office:value="27650">
                <text:p>27650</text:p>
              </table:table-cell>
              <table:table-cell office:value-type="float" office:value="78575">
                <text:p>7857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8069">
                <text:p>8069</text:p>
              </table:table-cell>
              <table:table-cell office:value-type="float" office:value="28343">
                <text:p>28343</text:p>
              </table:table-cell>
              <table:table-cell office:value-type="float" office:value="82279">
                <text:p>82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310.33333333333">
                <text:p>631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6cm" svg:y="1.405cm" svg:width="30.883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7375">
                <text:p>24.737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3933333333333">
                <text:p>22.39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4cm" svg:y="1.352cm" svg:width="31.34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3276799998247">
                <text:p>1.4327679999824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4776707455472">
                <text:p>1.4477670745547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925173978987">
                <text:p>1.2592517397898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7757121860938">
                <text:p>1.6775712186093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83005817842627">
                <text:p>0.98300581784262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42082280508403">
                <text:p>1.42082280508403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1967965840486">
                <text:p>1.419679658404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0372831751776">
                <text:p>1.103728317517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008716567254">
                <text:p>1.3400871656725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9561118191414">
                <text:p>1.1956111819141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921115827662">
                <text:p>1.249211158276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5643570665717">
                <text:p>1.256435706657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290173130194">
                <text:p>1.2029017313019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79616438784">
                <text:p>1.157961643878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690117631953">
                <text:p>1.2569011763195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7340052704411">
                <text:p>1.27340052704411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2477021752283">
                <text:p>1.1247702175228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0071441881142">
                <text:p>1.1007144188114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352768688573">
                <text:p>1.3335276868857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6056316989392">
                <text:p>1.1605631698939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5466936330819">
                <text:p>1.2546693633081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2511483700079">
                <text:p>1.1251148370007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687690664717">
                <text:p>1.2468769066471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5920393310322">
                <text:p>1.2592039331032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974209293251">
                <text:p>1.2797420929325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7433237501342">
                <text:p>1.1743323750134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916967480739">
                <text:p>1.1491696748073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6491029230494">
                <text:p>1.1649102923049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5868203043733">
                <text:p>1.2586820304373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1668283881963">
                <text:p>1.2166828388196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480108064897">
                <text:p>1.1348010806489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34962146848803">
                <text:p>1.3496214684880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0733569524876">
                <text:p>1.20733569524876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2551462919137">
                <text:p>1.1255146291913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4701211864934">
                <text:p>1.1470121186493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1230420954011">
                <text:p>1.3123042095401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6531871124931">
                <text:p>1.16531871124931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3308665174937">
                <text:p>1.2330866517493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1742938521199">
                <text:p>1.1174293852119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3295258828413">
                <text:p>1.2329525882841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5964938537136">
                <text:p>1.2596493853713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5706045018316">
                <text:p>1.2570604501831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643817699656">
                <text:p>1.2764381769965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308484621147">
                <text:p>1.2630848462114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896329834847">
                <text:p>1.2789632983484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7305475432516">
                <text:p>1.0730547543251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877897368257">
                <text:p>1.0587789736825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4913106187024">
                <text:p>1.1491310618702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2841087821659">
                <text:p>1.1284108782165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880148275302768">
                <text:p>0.88014827530276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0580868724133">
                <text:p>1.0058086872413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9979443440083">
                <text:p>1.2997944344008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917054570161931">
                <text:p>0.91705457016193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34698957484155">
                <text:p>1.346989574841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899904286822692">
                <text:p>0.89990428682269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67105766438848">
                <text:p>0.96710576643884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7155270426933">
                <text:p>1.1715527042693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4956723100305">
                <text:p>1.1495672310030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1878580282609">
                <text:p>1.1187858028260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3053940881971">
                <text:p>1.1305394088197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4601286464877">
                <text:p>1.1460128646487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1890800713668">
                <text:p>1.1189080071366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2739274097583">
                <text:p>1.1273927409758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0494741294009">
                <text:p>1.004947412940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76204546119551">
                <text:p>0.97620454611955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7390665893274">
                <text:p>1.0739066589327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3053940881971">
                <text:p>1.1305394088197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531266171895">
                <text:p>1.0453126617189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9941198095618">
                <text:p>1.0994119809561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9442793525604">
                <text:p>1.1944279352560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55711318083">
                <text:p>1.15571131808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13680116282952">
                <text:p>1.1368011628295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1276468112254">
                <text:p>1.0127646811225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31857347694047">
                <text:p>0.93185734769404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1051764">
                <text:p>1.0105176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1686292303828">
                <text:p>1.0168629230382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14899213417526">
                <text:p>1.1489921341752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9192">
                <text:p>19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